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Lfd. N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rnbild (lat.)</text:p>
          </table:table-cell>
          <table:table-cell office:value-type="string" calcext:value-type="string">
            <text:p>Sternbild (de)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Größe</text:p>
          </table:table-cell>
          <table:table-cell office:value-type="string" calcext:value-type="string">
            <text:p>Entfernung in Lichtjahren</text:p>
          </table:table-cell>
          <table:table-cell office:value-type="string" calcext:value-type="string">
            <text:p>Art des Objekts</text:p>
          </table:table-cell>
          <table:table-cell office:value-type="string" calcext:value-type="string">
            <text:p>Messier-Nr.</text:p>
          </table:table-cell>
          <table:table-cell office:value-type="string" calcext:value-type="string">
            <text:p>NGC-Nr.</text:p>
          </table:table-cell>
          <table:table-cell table:style-name="Default" office:value-type="string" calcext:value-type="string">
            <text:p>RA(orig)</text:p>
          </table:table-cell>
          <table:table-cell table:style-name="Default" office:value-type="string" calcext:value-type="string">
            <text:p>Dec(orig.)</text:p>
          </table:table-cell>
          <table:table-cell office:value-type="string" calcext:value-type="string">
            <text:p>Epoch (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1 Krebs-Nebel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Stier</text:p>
          </table:table-cell>
          <table:table-cell office:value-type="float" office:value="-1" calcext:value-type="float">
            <text:p>-1</text:p>
          </table:table-cell>
          <table:table-cell office:value-type="float" office:value="5.575" calcext:value-type="float">
            <text:p>5,575</text:p>
          </table:table-cell>
          <table:table-cell office:value-type="float" office:value="22.016667" calcext:value-type="float">
            <text:p>22,016667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4´ × 6´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Supernova-Überrest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time" office:time-value="PT05H20M02S" calcext:value-type="time">
            <text:p>05:20:02</text:p>
          </table:table-cell>
          <table:table-cell table:style-name="ce1" office:value-type="time" office:time-value="PT21H45M17S" calcext:value-type="time">
            <text:p>21:45:17</text:p>
          </table:table-cell>
          <table:table-cell office:value-type="string" calcext:value-type="string">
            <text:p>Sep-12-1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2 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Wassermann</text:p>
          </table:table-cell>
          <table:table-cell office:value-type="float" office:value="-1" calcext:value-type="float">
            <text:p>-1</text:p>
          </table:table-cell>
          <table:table-cell office:value-type="float" office:value="21.558333" calcext:value-type="float">
            <text:p>21,558333</text:p>
          </table:table-cell>
          <table:table-cell office:value-type="float" office:value="-0.816667" calcext:value-type="float">
            <text:p>-0,816667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11,7´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Kugelsternhaufen</text:p>
          </table:table-cell>
          <table:table-cell office:value-type="float" office:value="2" calcext:value-type="float">
            <text:p>2</text:p>
          </table:table-cell>
          <table:table-cell office:value-type="float" office:value="7089" calcext:value-type="float">
            <text:p>7089</text:p>
          </table:table-cell>
          <table:table-cell office:value-type="time" office:time-value="PT21H21M08S" calcext:value-type="time">
            <text:p>21:21:08</text:p>
          </table:table-cell>
          <table:table-cell office:value-type="time" office:time-value="-PT01H47M00S" calcext:value-type="time">
            <text:p>-01:47:00</text:p>
          </table:table-cell>
          <table:table-cell office:value-type="string" calcext:value-type="string">
            <text:p>Sep-11-17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3 </text:p>
          </table:table-cell>
          <table:table-cell office:value-type="string" calcext:value-type="string">
            <text:p>Canum Venaticorum</text:p>
          </table:table-cell>
          <table:table-cell office:value-type="string" calcext:value-type="string">
            <text:p>Jagdhunde</text:p>
          </table:table-cell>
          <table:table-cell office:value-type="float" office:value="-1" calcext:value-type="float">
            <text:p>-1</text:p>
          </table:table-cell>
          <table:table-cell office:value-type="float" office:value="13.703333" calcext:value-type="float">
            <text:p>13,703333</text:p>
          </table:table-cell>
          <table:table-cell office:value-type="float" office:value="28.383333" calcext:value-type="float">
            <text:p>28,383333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18,6´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Kugelsternhaufen</text:p>
          </table:table-cell>
          <table:table-cell office:value-type="float" office:value="3" calcext:value-type="float">
            <text:p>3</text:p>
          </table:table-cell>
          <table:table-cell office:value-type="float" office:value="5272" calcext:value-type="float">
            <text:p>5272</text:p>
          </table:table-cell>
          <table:table-cell office:value-type="time" office:time-value="PT13H31M25S" calcext:value-type="time">
            <text:p>13:31:25</text:p>
          </table:table-cell>
          <table:table-cell office:value-type="time" office:time-value="PT29H32M57S" calcext:value-type="time">
            <text:p>29:32:57</text:p>
          </table:table-cell>
          <table:table-cell office:value-type="string" calcext:value-type="string">
            <text:p>May-03-17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4 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Skorpion</text:p>
          </table:table-cell>
          <table:table-cell office:value-type="float" office:value="-1" calcext:value-type="float">
            <text:p>-1</text:p>
          </table:table-cell>
          <table:table-cell office:value-type="float" office:value="16.393333" calcext:value-type="float">
            <text:p>16,393333</text:p>
          </table:table-cell>
          <table:table-cell office:value-type="float" office:value="-26.533333" calcext:value-type="float">
            <text:p>-26,533333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22,8´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Kugelsternhaufen</text:p>
          </table:table-cell>
          <table:table-cell office:value-type="float" office:value="4" calcext:value-type="float">
            <text:p>4</text:p>
          </table:table-cell>
          <table:table-cell office:value-type="float" office:value="6121" calcext:value-type="float">
            <text:p>6121</text:p>
          </table:table-cell>
          <table:table-cell office:value-type="time" office:time-value="PT16H09M08S" calcext:value-type="time">
            <text:p>16:09:08</text:p>
          </table:table-cell>
          <table:table-cell office:value-type="time" office:time-value="-PT25H55M40S" calcext:value-type="time">
            <text:p>-25:55:40</text:p>
          </table:table-cell>
          <table:table-cell office:value-type="string" calcext:value-type="string">
            <text:p>May-08-17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5 </text:p>
          </table:table-cell>
          <table:table-cell office:value-type="string" calcext:value-type="string">
            <text:p>Serpens</text:p>
          </table:table-cell>
          <table:table-cell office:value-type="string" calcext:value-type="string">
            <text:p>Schlange</text:p>
          </table:table-cell>
          <table:table-cell office:value-type="float" office:value="-1" calcext:value-type="float">
            <text:p>-1</text:p>
          </table:table-cell>
          <table:table-cell office:value-type="float" office:value="15.31" calcext:value-type="float">
            <text:p>15,31</text:p>
          </table:table-cell>
          <table:table-cell office:value-type="float" office:value="2.083333" calcext:value-type="float">
            <text:p>2,083333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20´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Kugelsternhaufen</text:p>
          </table:table-cell>
          <table:table-cell office:value-type="float" office:value="5" calcext:value-type="float">
            <text:p>5</text:p>
          </table:table-cell>
          <table:table-cell office:value-type="float" office:value="5904" calcext:value-type="float">
            <text:p>5904</text:p>
          </table:table-cell>
          <table:table-cell office:value-type="time" office:time-value="PT15H06M36S" calcext:value-type="time">
            <text:p>15:06:36</text:p>
          </table:table-cell>
          <table:table-cell table:style-name="ce1" office:value-type="time" office:time-value="PT02H57M16S" calcext:value-type="time">
            <text:p>02:57:16</text:p>
          </table:table-cell>
          <table:table-cell office:value-type="string" calcext:value-type="string">
            <text:p>May-23-1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6 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Skorpion</text:p>
          </table:table-cell>
          <table:table-cell office:value-type="float" office:value="-1" calcext:value-type="float">
            <text:p>-1</text:p>
          </table:table-cell>
          <table:table-cell office:value-type="float" office:value="17.668333" calcext:value-type="float">
            <text:p>17,668333</text:p>
          </table:table-cell>
          <table:table-cell office:value-type="float" office:value="-32.216667" calcext:value-type="float">
            <text:p>-32,216667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20´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offener Sternhaufen</text:p>
          </table:table-cell>
          <table:table-cell office:value-type="float" office:value="6" calcext:value-type="float">
            <text:p>6</text:p>
          </table:table-cell>
          <table:table-cell office:value-type="float" office:value="6405" calcext:value-type="float">
            <text:p>6405</text:p>
          </table:table-cell>
          <table:table-cell office:value-type="time" office:time-value="PT17H24M42S" calcext:value-type="time">
            <text:p>17:24:42</text:p>
          </table:table-cell>
          <table:table-cell office:value-type="time" office:time-value="-PT32H10M34S" calcext:value-type="time">
            <text:p>-32:10:34</text:p>
          </table:table-cell>
          <table:table-cell office:value-type="string" calcext:value-type="string">
            <text:p>May-23-17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7 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Skorpion</text:p>
          </table:table-cell>
          <table:table-cell office:value-type="float" office:value="-1" calcext:value-type="float">
            <text:p>-1</text:p>
          </table:table-cell>
          <table:table-cell office:value-type="float" office:value="17.898333" calcext:value-type="float">
            <text:p>17,898333</text:p>
          </table:table-cell>
          <table:table-cell office:value-type="float" office:value="-34.816667" calcext:value-type="float">
            <text:p>-34,81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´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offener Sternhaufen</text:p>
          </table:table-cell>
          <table:table-cell office:value-type="float" office:value="7" calcext:value-type="float">
            <text:p>7</text:p>
          </table:table-cell>
          <table:table-cell office:value-type="float" office:value="6475" calcext:value-type="float">
            <text:p>6475</text:p>
          </table:table-cell>
          <table:table-cell office:value-type="time" office:time-value="PT17H38M02S" calcext:value-type="time">
            <text:p>17:38:02</text:p>
          </table:table-cell>
          <table:table-cell office:value-type="time" office:time-value="-PT34H40M34S" calcext:value-type="time">
            <text:p>-34:40:34</text:p>
          </table:table-cell>
          <table:table-cell office:value-type="string" calcext:value-type="string">
            <text:p>May-23-17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8 Lagunen-Nebel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Schütze</text:p>
          </table:table-cell>
          <table:table-cell office:value-type="float" office:value="-1" calcext:value-type="float">
            <text:p>-1</text:p>
          </table:table-cell>
          <table:table-cell office:value-type="float" office:value="18.063333" calcext:value-type="float">
            <text:p>18,063333</text:p>
          </table:table-cell>
          <table:table-cell office:value-type="float" office:value="-24.383333" calcext:value-type="float">
            <text:p>-24,383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5´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Emissionsnebel</text:p>
          </table:table-cell>
          <table:table-cell office:value-type="float" office:value="8" calcext:value-type="float">
            <text:p>8</text:p>
          </table:table-cell>
          <table:table-cell office:value-type="float" office:value="6523" calcext:value-type="float">
            <text:p>6523</text:p>
          </table:table-cell>
          <table:table-cell office:value-type="time" office:time-value="PT17H49M58S" calcext:value-type="time">
            <text:p>17:49:58</text:p>
          </table:table-cell>
          <table:table-cell office:value-type="time" office:time-value="-PT24H21M10S" calcext:value-type="time">
            <text:p>-24:21:10</text:p>
          </table:table-cell>
          <table:table-cell office:value-type="string" calcext:value-type="string">
            <text:p>May-23-17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9 </text:p>
          </table:table-cell>
          <table:table-cell office:value-type="string" calcext:value-type="string">
            <text:p>Ophiuchus</text:p>
          </table:table-cell>
          <table:table-cell office:value-type="string" calcext:value-type="string">
            <text:p>Schlangenträger</text:p>
          </table:table-cell>
          <table:table-cell office:value-type="float" office:value="-1" calcext:value-type="float">
            <text:p>-1</text:p>
          </table:table-cell>
          <table:table-cell office:value-type="float" office:value="17.32" calcext:value-type="float">
            <text:p>17,32</text:p>
          </table:table-cell>
          <table:table-cell office:value-type="float" office:value="-18.516667" calcext:value-type="float">
            <text:p>-18,516667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5,5´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Kugelsternhaufen</text:p>
          </table:table-cell>
          <table:table-cell office:value-type="float" office:value="9" calcext:value-type="float">
            <text:p>9</text:p>
          </table:table-cell>
          <table:table-cell office:value-type="float" office:value="6333" calcext:value-type="float">
            <text:p>6333</text:p>
          </table:table-cell>
          <table:table-cell office:value-type="time" office:time-value="PT17H05M22S" calcext:value-type="time">
            <text:p>17:05:22</text:p>
          </table:table-cell>
          <table:table-cell office:value-type="time" office:time-value="-PT18H13M26S" calcext:value-type="time">
            <text:p>-18:13:26</text:p>
          </table:table-cell>
          <table:table-cell office:value-type="string" calcext:value-type="string">
            <text:p>May-28-17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10 </text:p>
          </table:table-cell>
          <table:table-cell office:value-type="string" calcext:value-type="string">
            <text:p>Ophiuchus</text:p>
          </table:table-cell>
          <table:table-cell office:value-type="string" calcext:value-type="string">
            <text:p>Schlangenträger</text:p>
          </table:table-cell>
          <table:table-cell office:value-type="float" office:value="-1" calcext:value-type="float">
            <text:p>-1</text:p>
          </table:table-cell>
          <table:table-cell office:value-type="float" office:value="16.951667" calcext:value-type="float">
            <text:p>16,951667</text:p>
          </table:table-cell>
          <table:table-cell office:value-type="float" office:value="-4.1" calcext:value-type="float">
            <text:p>-4,1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12,2´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Kugelsternhaufen</text:p>
          </table:table-cell>
          <table:table-cell office:value-type="float" office:value="10" calcext:value-type="float">
            <text:p>10</text:p>
          </table:table-cell>
          <table:table-cell office:value-type="float" office:value="6254" calcext:value-type="float">
            <text:p>6254</text:p>
          </table:table-cell>
          <table:table-cell office:value-type="time" office:time-value="PT16H44M48S" calcext:value-type="time">
            <text:p>16:44:48</text:p>
          </table:table-cell>
          <table:table-cell office:value-type="time" office:time-value="-PT03H42M18S" calcext:value-type="time">
            <text:p>-03:42:18</text:p>
          </table:table-cell>
          <table:table-cell office:value-type="string" calcext:value-type="string">
            <text:p>May-29-17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11 Wildenten-Nebel</text:p>
          </table:table-cell>
          <table:table-cell office:value-type="string" calcext:value-type="string">
            <text:p>Scutum</text:p>
          </table:table-cell>
          <table:table-cell office:value-type="string" calcext:value-type="string">
            <text:p>Schild</text:p>
          </table:table-cell>
          <table:table-cell office:value-type="float" office:value="-1" calcext:value-type="float">
            <text:p>-1</text:p>
          </table:table-cell>
          <table:table-cell office:value-type="float" office:value="18.851667" calcext:value-type="float">
            <text:p>18,851667</text:p>
          </table:table-cell>
          <table:table-cell office:value-type="float" office:value="-6.266667" calcext:value-type="float">
            <text:p>-6,266667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14´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offener Sternhaufen</text:p>
          </table:table-cell>
          <table:table-cell office:value-type="float" office:value="11" calcext:value-type="float">
            <text:p>11</text:p>
          </table:table-cell>
          <table:table-cell office:value-type="float" office:value="6705" calcext:value-type="float">
            <text:p>6705</text:p>
          </table:table-cell>
          <table:table-cell office:value-type="time" office:time-value="PT18H30M23S" calcext:value-type="time">
            <text:p>18:30:23</text:p>
          </table:table-cell>
          <table:table-cell office:value-type="time" office:time-value="-PT06H31M01S" calcext:value-type="time">
            <text:p>-06:31:01</text:p>
          </table:table-cell>
          <table:table-cell office:value-type="string" calcext:value-type="string">
            <text:p>May-30-17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12 </text:p>
          </table:table-cell>
          <table:table-cell office:value-type="string" calcext:value-type="string">
            <text:p>Ophiuchus</text:p>
          </table:table-cell>
          <table:table-cell office:value-type="string" calcext:value-type="string">
            <text:p>Schlangenträger</text:p>
          </table:table-cell>
          <table:table-cell office:value-type="float" office:value="-1" calcext:value-type="float">
            <text:p>-1</text:p>
          </table:table-cell>
          <table:table-cell office:value-type="float" office:value="16.786667" calcext:value-type="float">
            <text:p>16,786667</text:p>
          </table:table-cell>
          <table:table-cell office:value-type="float" office:value="-1.95" calcext:value-type="float">
            <text:p>-1,95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14,5´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Kugelsternhaufen</text:p>
          </table:table-cell>
          <table:table-cell office:value-type="float" office:value="12" calcext:value-type="float">
            <text:p>12</text:p>
          </table:table-cell>
          <table:table-cell office:value-type="float" office:value="6218" calcext:value-type="float">
            <text:p>6218</text:p>
          </table:table-cell>
          <table:table-cell office:value-type="time" office:time-value="PT16H34M53S" calcext:value-type="time">
            <text:p>16:34:53</text:p>
          </table:table-cell>
          <table:table-cell office:value-type="time" office:time-value="-PT02H30M28S" calcext:value-type="time">
            <text:p>-02:30:28</text:p>
          </table:table-cell>
          <table:table-cell office:value-type="string" calcext:value-type="string">
            <text:p>May-30-17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3 </text:p>
          </table:table-cell>
          <table:table-cell office:value-type="string" calcext:value-type="string">
            <text:p>Hercules</text:p>
          </table:table-cell>
          <table:table-cell office:value-type="string" calcext:value-type="string">
            <text:p>Herkules</text:p>
          </table:table-cell>
          <table:table-cell office:value-type="float" office:value="-1" calcext:value-type="float">
            <text:p>-1</text:p>
          </table:table-cell>
          <table:table-cell office:value-type="float" office:value="16.695" calcext:value-type="float">
            <text:p>16,695</text:p>
          </table:table-cell>
          <table:table-cell office:value-type="float" office:value="36.466667" calcext:value-type="float">
            <text:p>36,466667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23,2´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Kugelsternhaufen</text:p>
          </table:table-cell>
          <table:table-cell office:value-type="float" office:value="13" calcext:value-type="float">
            <text:p>13</text:p>
          </table:table-cell>
          <table:table-cell office:value-type="float" office:value="6205" calcext:value-type="float">
            <text:p>6205</text:p>
          </table:table-cell>
          <table:table-cell office:value-type="time" office:time-value="PT16H33M15S" calcext:value-type="time">
            <text:p>16:33:15</text:p>
          </table:table-cell>
          <table:table-cell office:value-type="time" office:time-value="PT36H54M44S" calcext:value-type="time">
            <text:p>36:54:44</text:p>
          </table:table-cell>
          <table:table-cell office:value-type="string" calcext:value-type="string">
            <text:p>Jun-01-17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4 </text:p>
          </table:table-cell>
          <table:table-cell office:value-type="string" calcext:value-type="string">
            <text:p>Ophiuchus</text:p>
          </table:table-cell>
          <table:table-cell office:value-type="string" calcext:value-type="string">
            <text:p>Schlangenträger</text:p>
          </table:table-cell>
          <table:table-cell office:value-type="float" office:value="-1" calcext:value-type="float">
            <text:p>-1</text:p>
          </table:table-cell>
          <table:table-cell office:value-type="float" office:value="17.626667" calcext:value-type="float">
            <text:p>17,626667</text:p>
          </table:table-cell>
          <table:table-cell office:value-type="float" office:value="-3.25" calcext:value-type="float">
            <text:p>-3,25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11´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Kugelsternhaufen</text:p>
          </table:table-cell>
          <table:table-cell office:value-type="float" office:value="14" calcext:value-type="float">
            <text:p>14</text:p>
          </table:table-cell>
          <table:table-cell office:value-type="float" office:value="6402" calcext:value-type="float">
            <text:p>6402</text:p>
          </table:table-cell>
          <table:table-cell office:value-type="time" office:time-value="PT17H25M14S" calcext:value-type="time">
            <text:p>17:25:14</text:p>
          </table:table-cell>
          <table:table-cell office:value-type="time" office:time-value="-PT03H05M45S" calcext:value-type="time">
            <text:p>-03:05:45</text:p>
          </table:table-cell>
          <table:table-cell office:value-type="string" calcext:value-type="string">
            <text:p>Jun-01-17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5 </text:p>
          </table:table-cell>
          <table:table-cell office:value-type="string" calcext:value-type="string">
            <text:p>Ophiuchus</text:p>
          </table:table-cell>
          <table:table-cell office:value-type="string" calcext:value-type="string">
            <text:p>Pegasus</text:p>
          </table:table-cell>
          <table:table-cell office:value-type="float" office:value="-1" calcext:value-type="float">
            <text:p>-1</text:p>
          </table:table-cell>
          <table:table-cell office:value-type="float" office:value="21.5" calcext:value-type="float">
            <text:p>21,5</text:p>
          </table:table-cell>
          <table:table-cell office:value-type="float" office:value="12.166667" calcext:value-type="float">
            <text:p>12,166667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12,2´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Kugelsternhaufen</text:p>
          </table:table-cell>
          <table:table-cell office:value-type="float" office:value="15" calcext:value-type="float">
            <text:p>15</text:p>
          </table:table-cell>
          <table:table-cell office:value-type="float" office:value="7078" calcext:value-type="float">
            <text:p>7078</text:p>
          </table:table-cell>
          <table:table-cell office:value-type="time" office:time-value="PT21H18M41S" calcext:value-type="time">
            <text:p>21:18:41</text:p>
          </table:table-cell>
          <table:table-cell table:style-name="ce1" office:value-type="time" office:time-value="PT10H40M03S" calcext:value-type="time">
            <text:p>10:40:03</text:p>
          </table:table-cell>
          <table:table-cell office:value-type="string" calcext:value-type="string">
            <text:p>Jun-03-1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16 Adler-Nebel</text:p>
          </table:table-cell>
          <table:table-cell office:value-type="string" calcext:value-type="string">
            <text:p>Serpens</text:p>
          </table:table-cell>
          <table:table-cell office:value-type="string" calcext:value-type="string">
            <text:p>Schlange</text:p>
          </table:table-cell>
          <table:table-cell office:value-type="float" office:value="-1" calcext:value-type="float">
            <text:p>-1</text:p>
          </table:table-cell>
          <table:table-cell office:value-type="float" office:value="18.313333" calcext:value-type="float">
            <text:p>18,313333</text:p>
          </table:table-cell>
          <table:table-cell office:value-type="float" office:value="-13.783333" calcext:value-type="float">
            <text:p>-13,783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´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o. Sternh. + Emissionsn.</text:p>
          </table:table-cell>
          <table:table-cell office:value-type="float" office:value="16" calcext:value-type="float">
            <text:p>16</text:p>
          </table:table-cell>
          <table:table-cell office:value-type="float" office:value="6611" calcext:value-type="float">
            <text:p>6611</text:p>
          </table:table-cell>
          <table:table-cell office:value-type="time" office:time-value="PT18H05M00S" calcext:value-type="time">
            <text:p>18:05:00</text:p>
          </table:table-cell>
          <table:table-cell office:value-type="time" office:time-value="-PT13H51M44S" calcext:value-type="time">
            <text:p>-13:51:44</text:p>
          </table:table-cell>
          <table:table-cell office:value-type="string" calcext:value-type="string">
            <text:p>Jun-03-17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17 Omega-Nebel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Schütze</text:p>
          </table:table-cell>
          <table:table-cell office:value-type="float" office:value="-1" calcext:value-type="float">
            <text:p>-1</text:p>
          </table:table-cell>
          <table:table-cell office:value-type="float" office:value="18.346667" calcext:value-type="float">
            <text:p>18,346667</text:p>
          </table:table-cell>
          <table:table-cell office:value-type="float" office:value="-16.183333" calcext:value-type="float">
            <text:p>-16,183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´ × 30´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Emissionsnebel</text:p>
          </table:table-cell>
          <table:table-cell office:value-type="float" office:value="17" calcext:value-type="float">
            <text:p>17</text:p>
          </table:table-cell>
          <table:table-cell office:value-type="float" office:value="6618" calcext:value-type="float">
            <text:p>6618</text:p>
          </table:table-cell>
          <table:table-cell office:value-type="time" office:time-value="PT18H07M03S" calcext:value-type="time">
            <text:p>18:07:03</text:p>
          </table:table-cell>
          <table:table-cell office:value-type="time" office:time-value="-PT16H14M44S" calcext:value-type="time">
            <text:p>-16:14:44</text:p>
          </table:table-cell>
          <table:table-cell office:value-type="string" calcext:value-type="string">
            <text:p>Jun-03-17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18 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Schütze</text:p>
          </table:table-cell>
          <table:table-cell office:value-type="float" office:value="-1" calcext:value-type="float">
            <text:p>-1</text:p>
          </table:table-cell>
          <table:table-cell office:value-type="float" office:value="18.331667" calcext:value-type="float">
            <text:p>18,331667</text:p>
          </table:table-cell>
          <table:table-cell office:value-type="float" office:value="-17.133333" calcext:value-type="float">
            <text:p>-17,133333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9´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offener Sternhaufen</text:p>
          </table:table-cell>
          <table:table-cell office:value-type="float" office:value="18" calcext:value-type="float">
            <text:p>18</text:p>
          </table:table-cell>
          <table:table-cell office:value-type="float" office:value="6613" calcext:value-type="float">
            <text:p>6613</text:p>
          </table:table-cell>
          <table:table-cell office:value-type="time" office:time-value="PT18H06M16S" calcext:value-type="time">
            <text:p>18:06:16</text:p>
          </table:table-cell>
          <table:table-cell office:value-type="time" office:time-value="-PT17H13M14S" calcext:value-type="time">
            <text:p>-17:13:14</text:p>
          </table:table-cell>
          <table:table-cell office:value-type="string" calcext:value-type="string">
            <text:p>Jun-03-17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19 </text:p>
          </table:table-cell>
          <table:table-cell office:value-type="string" calcext:value-type="string">
            <text:p>Ophiuchus</text:p>
          </table:table-cell>
          <table:table-cell office:value-type="string" calcext:value-type="string">
            <text:p>Schlangenträger</text:p>
          </table:table-cell>
          <table:table-cell office:value-type="float" office:value="-1" calcext:value-type="float">
            <text:p>-1</text:p>
          </table:table-cell>
          <table:table-cell office:value-type="float" office:value="17.043333" calcext:value-type="float">
            <text:p>17,043333</text:p>
          </table:table-cell>
          <table:table-cell office:value-type="float" office:value="-26.266667" calcext:value-type="float">
            <text:p>-26,266667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17´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Kugelsternhaufen</text:p>
          </table:table-cell>
          <table:table-cell office:value-type="float" office:value="19" calcext:value-type="float">
            <text:p>19</text:p>
          </table:table-cell>
          <table:table-cell office:value-type="float" office:value="6273" calcext:value-type="float">
            <text:p>6273</text:p>
          </table:table-cell>
          <table:table-cell office:value-type="time" office:time-value="PT16H48M07S" calcext:value-type="time">
            <text:p>16:48:07</text:p>
          </table:table-cell>
          <table:table-cell office:value-type="time" office:time-value="-PT25H54M46S" calcext:value-type="time">
            <text:p>-25:54:46</text:p>
          </table:table-cell>
          <table:table-cell office:value-type="string" calcext:value-type="string">
            <text:p>Jun-05-17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20 Trifid-Nebel 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Schütze</text:p>
          </table:table-cell>
          <table:table-cell office:value-type="float" office:value="-1" calcext:value-type="float">
            <text:p>-1</text:p>
          </table:table-cell>
          <table:table-cell office:value-type="float" office:value="18.043333" calcext:value-type="float">
            <text:p>18,043333</text:p>
          </table:table-cell>
          <table:table-cell office:value-type="float" office:value="-23.033333" calcext:value-type="float">
            <text:p>-23,0333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8´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Emissions- u. Reflexionsnebel</text:p>
          </table:table-cell>
          <table:table-cell office:value-type="float" office:value="20" calcext:value-type="float">
            <text:p>20</text:p>
          </table:table-cell>
          <table:table-cell office:value-type="float" office:value="6514" calcext:value-type="float">
            <text:p>6514</text:p>
          </table:table-cell>
          <table:table-cell office:value-type="time" office:time-value="PT17H48M16S" calcext:value-type="time">
            <text:p>17:48:16</text:p>
          </table:table-cell>
          <table:table-cell office:value-type="time" office:time-value="-PT22H59M10S" calcext:value-type="time">
            <text:p>-22:59:10</text:p>
          </table:table-cell>
          <table:table-cell office:value-type="string" calcext:value-type="string">
            <text:p>Jun-05-17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21 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Schütze</text:p>
          </table:table-cell>
          <table:table-cell office:value-type="float" office:value="-1" calcext:value-type="float">
            <text:p>-1</text:p>
          </table:table-cell>
          <table:table-cell office:value-type="float" office:value="18.076667" calcext:value-type="float">
            <text:p>18,076667</text:p>
          </table:table-cell>
          <table:table-cell office:value-type="float" office:value="-22.5" calcext:value-type="float">
            <text:p>-22,5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18´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offener Sternhaufen</text:p>
          </table:table-cell>
          <table:table-cell office:value-type="float" office:value="21" calcext:value-type="float">
            <text:p>21</text:p>
          </table:table-cell>
          <table:table-cell office:value-type="float" office:value="6531" calcext:value-type="float">
            <text:p>6531</text:p>
          </table:table-cell>
          <table:table-cell office:value-type="time" office:time-value="PT17H50M07S" calcext:value-type="time">
            <text:p>17:50:07</text:p>
          </table:table-cell>
          <table:table-cell office:value-type="time" office:time-value="-PT22H31M25S" calcext:value-type="time">
            <text:p>-22:31:25</text:p>
          </table:table-cell>
          <table:table-cell office:value-type="string" calcext:value-type="string">
            <text:p>Jun-05-17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22 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Schütze</text:p>
          </table:table-cell>
          <table:table-cell office:value-type="float" office:value="-1" calcext:value-type="float">
            <text:p>-1</text:p>
          </table:table-cell>
          <table:table-cell office:value-type="float" office:value="18.606667" calcext:value-type="float">
            <text:p>18,606667</text:p>
          </table:table-cell>
          <table:table-cell office:value-type="float" office:value="-23.9" calcext:value-type="float">
            <text:p>-23,9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33´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Kugelsternhaufen</text:p>
          </table:table-cell>
          <table:table-cell office:value-type="float" office:value="22" calcext:value-type="float">
            <text:p>22</text:p>
          </table:table-cell>
          <table:table-cell office:value-type="float" office:value="6656" calcext:value-type="float">
            <text:p>6656</text:p>
          </table:table-cell>
          <table:table-cell office:value-type="time" office:time-value="PT18H21M55S" calcext:value-type="time">
            <text:p>18:21:55</text:p>
          </table:table-cell>
          <table:table-cell office:value-type="time" office:time-value="-PT24H06M11S" calcext:value-type="time">
            <text:p>-24:06:11</text:p>
          </table:table-cell>
          <table:table-cell office:value-type="string" calcext:value-type="string">
            <text:p>Jun-05-17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23 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Schütze</text:p>
          </table:table-cell>
          <table:table-cell office:value-type="float" office:value="-1" calcext:value-type="float">
            <text:p>-1</text:p>
          </table:table-cell>
          <table:table-cell office:value-type="float" office:value="17.946667" calcext:value-type="float">
            <text:p>17,946667</text:p>
          </table:table-cell>
          <table:table-cell office:value-type="float" office:value="-19.016667" calcext:value-type="float">
            <text:p>-19,016667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35´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offener Sternhaufen</text:p>
          </table:table-cell>
          <table:table-cell office:value-type="float" office:value="23" calcext:value-type="float">
            <text:p>23</text:p>
          </table:table-cell>
          <table:table-cell office:value-type="float" office:value="6494" calcext:value-type="float">
            <text:p>6494</text:p>
          </table:table-cell>
          <table:table-cell office:value-type="time" office:time-value="PT17H42M51S" calcext:value-type="time">
            <text:p>17:42:51</text:p>
          </table:table-cell>
          <table:table-cell office:value-type="time" office:time-value="-PT18H45M55S" calcext:value-type="time">
            <text:p>-18:45:55</text:p>
          </table:table-cell>
          <table:table-cell office:value-type="string" calcext:value-type="string">
            <text:p>Jun-20-17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24 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Schütze</text:p>
          </table:table-cell>
          <table:table-cell office:value-type="float" office:value="-1" calcext:value-type="float">
            <text:p>-1</text:p>
          </table:table-cell>
          <table:table-cell office:value-type="float" office:value="18.281667" calcext:value-type="float">
            <text:p>18,281667</text:p>
          </table:table-cell>
          <table:table-cell office:value-type="float" office:value="-18.483333" calcext:value-type="float">
            <text:p>-18,483333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,5°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Sternwolke</text:p>
          </table:table-cell>
          <table:table-cell office:value-type="float" office:value="24" calcext:value-type="float">
            <text:p>24</text:p>
          </table:table-cell>
          <table:table-cell office:value-type="float" office:value="6603" calcext:value-type="float">
            <text:p>6603</text:p>
          </table:table-cell>
          <table:table-cell office:value-type="time" office:time-value="PT18H01M44S" calcext:value-type="time">
            <text:p>18:01:44</text:p>
          </table:table-cell>
          <table:table-cell office:value-type="time" office:time-value="-PT18H26M00S" calcext:value-type="time">
            <text:p>-18:26:00</text:p>
          </table:table-cell>
          <table:table-cell office:value-type="string" calcext:value-type="string">
            <text:p>Jun-20-17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25 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Schütze</text:p>
          </table:table-cell>
          <table:table-cell office:value-type="float" office:value="-1" calcext:value-type="float">
            <text:p>-1</text:p>
          </table:table-cell>
          <table:table-cell office:value-type="float" office:value="18.526667" calcext:value-type="float">
            <text:p>18,526667</text:p>
          </table:table-cell>
          <table:table-cell office:value-type="float" office:value="-19.25" calcext:value-type="float">
            <text:p>-19,25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30´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offener Sternhauf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725 IC</text:p>
          </table:table-cell>
          <table:table-cell office:value-type="time" office:time-value="PT18H17M40S" calcext:value-type="time">
            <text:p>18:17:40</text:p>
          </table:table-cell>
          <table:table-cell office:value-type="time" office:time-value="-PT19H05M00S" calcext:value-type="time">
            <text:p>-19:05:00</text:p>
          </table:table-cell>
          <table:table-cell office:value-type="string" calcext:value-type="string">
            <text:p>Jun-20-17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26 </text:p>
          </table:table-cell>
          <table:table-cell office:value-type="string" calcext:value-type="string">
            <text:p>Scutum</text:p>
          </table:table-cell>
          <table:table-cell office:value-type="string" calcext:value-type="string">
            <text:p>Schild</text:p>
          </table:table-cell>
          <table:table-cell office:value-type="float" office:value="-1" calcext:value-type="float">
            <text:p>-1</text:p>
          </table:table-cell>
          <table:table-cell office:value-type="float" office:value="18.753333" calcext:value-type="float">
            <text:p>18,753333</text:p>
          </table:table-cell>
          <table:table-cell office:value-type="float" office:value="-9.4" calcext:value-type="float">
            <text:p>-9,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´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offener Sternhaufen</text:p>
          </table:table-cell>
          <table:table-cell office:value-type="float" office:value="26" calcext:value-type="float">
            <text:p>26</text:p>
          </table:table-cell>
          <table:table-cell office:value-type="float" office:value="6694" calcext:value-type="float">
            <text:p>6694</text:p>
          </table:table-cell>
          <table:table-cell office:value-type="time" office:time-value="PT18H32M22S" calcext:value-type="time">
            <text:p>18:32:22</text:p>
          </table:table-cell>
          <table:table-cell office:value-type="time" office:time-value="-PT09H38M14S" calcext:value-type="time">
            <text:p>-09:38:14</text:p>
          </table:table-cell>
          <table:table-cell office:value-type="string" calcext:value-type="string">
            <text:p>Jun-20-17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27 Hantel-Nebel</text:p>
          </table:table-cell>
          <table:table-cell office:value-type="string" calcext:value-type="string">
            <text:p>Vulpecula</text:p>
          </table:table-cell>
          <table:table-cell office:value-type="string" calcext:value-type="string">
            <text:p>Füchschen</text:p>
          </table:table-cell>
          <table:table-cell office:value-type="float" office:value="-1" calcext:value-type="float">
            <text:p>-1</text:p>
          </table:table-cell>
          <table:table-cell office:value-type="float" office:value="19.993333" calcext:value-type="float">
            <text:p>19,993333</text:p>
          </table:table-cell>
          <table:table-cell office:value-type="float" office:value="22.716667" calcext:value-type="float">
            <text:p>22,716667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5,8´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lanetarischer Nebel</text:p>
          </table:table-cell>
          <table:table-cell office:value-type="float" office:value="27" calcext:value-type="float">
            <text:p>27</text:p>
          </table:table-cell>
          <table:table-cell office:value-type="float" office:value="6853" calcext:value-type="float">
            <text:p>6853</text:p>
          </table:table-cell>
          <table:table-cell office:value-type="time" office:time-value="PT19H49M27S" calcext:value-type="time">
            <text:p>19:49:27</text:p>
          </table:table-cell>
          <table:table-cell table:style-name="ce1" office:value-type="time" office:time-value="PT22H04M00S" calcext:value-type="time">
            <text:p>22:04:00</text:p>
          </table:table-cell>
          <table:table-cell office:value-type="string" calcext:value-type="string">
            <text:p>Jul-12-17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28 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Schütze</text:p>
          </table:table-cell>
          <table:table-cell office:value-type="float" office:value="-1" calcext:value-type="float">
            <text:p>-1</text:p>
          </table:table-cell>
          <table:table-cell office:value-type="float" office:value="18.408333" calcext:value-type="float">
            <text:p>18,408333</text:p>
          </table:table-cell>
          <table:table-cell office:value-type="float" office:value="-24.866667" calcext:value-type="float">
            <text:p>-24,866667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15´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Kugelsternhaufen</text:p>
          </table:table-cell>
          <table:table-cell office:value-type="float" office:value="28" calcext:value-type="float">
            <text:p>28</text:p>
          </table:table-cell>
          <table:table-cell office:value-type="float" office:value="6626" calcext:value-type="float">
            <text:p>6626</text:p>
          </table:table-cell>
          <table:table-cell office:value-type="time" office:time-value="PT18H09M58S" calcext:value-type="time">
            <text:p>18:09:58</text:p>
          </table:table-cell>
          <table:table-cell office:value-type="time" office:time-value="-PT24H57M11S" calcext:value-type="time">
            <text:p>-24:57:11</text:p>
          </table:table-cell>
          <table:table-cell office:value-type="string" calcext:value-type="string">
            <text:p>Jul-27-17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29 </text:p>
          </table:table-cell>
          <table:table-cell office:value-type="string" calcext:value-type="string">
            <text:p>Cygnus</text:p>
          </table:table-cell>
          <table:table-cell office:value-type="string" calcext:value-type="string">
            <text:p>Schwan</text:p>
          </table:table-cell>
          <table:table-cell office:value-type="float" office:value="-1" calcext:value-type="float">
            <text:p>-1</text:p>
          </table:table-cell>
          <table:table-cell office:value-type="float" office:value="20.398333" calcext:value-type="float">
            <text:p>20,398333</text:p>
          </table:table-cell>
          <table:table-cell office:value-type="float" office:value="38.533333" calcext:value-type="float">
            <text:p>38,5333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‘ x 0‘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offener Sternhaufen</text:p>
          </table:table-cell>
          <table:table-cell office:value-type="float" office:value="29" calcext:value-type="float">
            <text:p>29</text:p>
          </table:table-cell>
          <table:table-cell office:value-type="float" office:value="6913" calcext:value-type="float">
            <text:p>6913</text:p>
          </table:table-cell>
          <table:table-cell office:value-type="time" office:time-value="PT20H15M38S" calcext:value-type="time">
            <text:p>20:15:38</text:p>
          </table:table-cell>
          <table:table-cell office:value-type="time" office:time-value="PT37H11M57S" calcext:value-type="time">
            <text:p>37:11:57</text:p>
          </table:table-cell>
          <table:table-cell office:value-type="string" calcext:value-type="string">
            <text:p>Jul-29-17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30 </text:p>
          </table:table-cell>
          <table:table-cell office:value-type="string" calcext:value-type="string">
            <text:p>Capricornus</text:p>
          </table:table-cell>
          <table:table-cell office:value-type="string" calcext:value-type="string">
            <text:p>Steinbock</text:p>
          </table:table-cell>
          <table:table-cell office:value-type="float" office:value="-1" calcext:value-type="float">
            <text:p>-1</text:p>
          </table:table-cell>
          <table:table-cell office:value-type="float" office:value="21.673333" calcext:value-type="float">
            <text:p>21,673333</text:p>
          </table:table-cell>
          <table:table-cell office:value-type="float" office:value="-23.183333" calcext:value-type="float">
            <text:p>-23,183333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8,9´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Kugelsternhaufen</text:p>
          </table:table-cell>
          <table:table-cell office:value-type="float" office:value="30" calcext:value-type="float">
            <text:p>30</text:p>
          </table:table-cell>
          <table:table-cell office:value-type="float" office:value="7099" calcext:value-type="float">
            <text:p>7099</text:p>
          </table:table-cell>
          <table:table-cell office:value-type="time" office:time-value="PT21H27M05S" calcext:value-type="time">
            <text:p>21:27:05</text:p>
          </table:table-cell>
          <table:table-cell office:value-type="time" office:time-value="-PT24H19M04S" calcext:value-type="time">
            <text:p>-24:19:04</text:p>
          </table:table-cell>
          <table:table-cell office:value-type="string" calcext:value-type="string">
            <text:p>Aug-03-17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31 Andromeda-Galaxie</text:p>
          </table:table-cell>
          <table:table-cell table:number-columns-repeated="2" office:value-type="string" calcext:value-type="string">
            <text:p>Andromeda</text:p>
          </table:table-cell>
          <table:table-cell office:value-type="float" office:value="-1" calcext:value-type="float">
            <text:p>-1</text:p>
          </table:table-cell>
          <table:table-cell office:value-type="float" office:value="0.711667" calcext:value-type="float">
            <text:p>0,711667</text:p>
          </table:table-cell>
          <table:table-cell office:value-type="float" office:value="41.266667" calcext:value-type="float">
            <text:p>41,266667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3° × 1°</text:p>
          </table:table-cell>
          <table:table-cell office:value-type="float" office:value="2300000" calcext:value-type="float">
            <text:p>2300000</text:p>
          </table:table-cell>
          <table:table-cell office:value-type="string" calcext:value-type="string">
            <text:p>Spiralgalaxie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time" office:time-value="PT00H29M46S" calcext:value-type="time">
            <text:p>00:29:46</text:p>
          </table:table-cell>
          <table:table-cell office:value-type="time" office:time-value="PT39H09M32S" calcext:value-type="time">
            <text:p>39:09:32</text:p>
          </table:table-cell>
          <table:table-cell office:value-type="string" calcext:value-type="string">
            <text:p>Aug-03-17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32 (Begleiter von M31)</text:p>
          </table:table-cell>
          <table:table-cell table:number-columns-repeated="2" office:value-type="string" calcext:value-type="string">
            <text:p>Andromeda</text:p>
          </table:table-cell>
          <table:table-cell office:value-type="float" office:value="-1" calcext:value-type="float">
            <text:p>-1</text:p>
          </table:table-cell>
          <table:table-cell office:value-type="float" office:value="0.711667" calcext:value-type="float">
            <text:p>0,711667</text:p>
          </table:table-cell>
          <table:table-cell office:value-type="float" office:value="40.866667" calcext:value-type="float">
            <text:p>40,866667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8,5´</text:p>
          </table:table-cell>
          <table:table-cell office:value-type="float" office:value="2300000" calcext:value-type="float">
            <text:p>2300000</text:p>
          </table:table-cell>
          <table:table-cell office:value-type="string" calcext:value-type="string">
            <text:p>elliptische Galaxie</text:p>
          </table:table-cell>
          <table:table-cell office:value-type="float" office:value="32" calcext:value-type="float">
            <text:p>32</text:p>
          </table:table-cell>
          <table:table-cell office:value-type="float" office:value="221" calcext:value-type="float">
            <text:p>221</text:p>
          </table:table-cell>
          <table:table-cell office:value-type="time" office:time-value="PT00H29M50S" calcext:value-type="time">
            <text:p>00:29:50</text:p>
          </table:table-cell>
          <table:table-cell office:value-type="time" office:time-value="PT38H45M34S" calcext:value-type="time">
            <text:p>38:45:34</text:p>
          </table:table-cell>
          <table:table-cell office:value-type="string" calcext:value-type="string">
            <text:p>Aug-03-17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33 Triangulum-Galaxie</text:p>
          </table:table-cell>
          <table:table-cell office:value-type="string" calcext:value-type="string">
            <text:p>Triangulum</text:p>
          </table:table-cell>
          <table:table-cell office:value-type="string" calcext:value-type="string">
            <text:p>Dreieck</text:p>
          </table:table-cell>
          <table:table-cell office:value-type="float" office:value="-1" calcext:value-type="float">
            <text:p>-1</text:p>
          </table:table-cell>
          <table:table-cell office:value-type="float" office:value="1.565" calcext:value-type="float">
            <text:p>1,565</text:p>
          </table:table-cell>
          <table:table-cell office:value-type="float" office:value="30.65" calcext:value-type="float">
            <text:p>30,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‘ x 0‘</text:p>
          </table:table-cell>
          <table:table-cell office:value-type="float" office:value="2300000" calcext:value-type="float">
            <text:p>2300000</text:p>
          </table:table-cell>
          <table:table-cell office:value-type="string" calcext:value-type="string">
            <text:p>Spiralgalaxie</text:p>
          </table:table-cell>
          <table:table-cell office:value-type="float" office:value="33" calcext:value-type="float">
            <text:p>33</text:p>
          </table:table-cell>
          <table:table-cell office:value-type="float" office:value="598" calcext:value-type="float">
            <text:p>598</text:p>
          </table:table-cell>
          <table:table-cell office:value-type="time" office:time-value="PT01H40M37S" calcext:value-type="time">
            <text:p>01:40:37</text:p>
          </table:table-cell>
          <table:table-cell office:value-type="time" office:time-value="PT29H32M25S" calcext:value-type="time">
            <text:p>29:32:25</text:p>
          </table:table-cell>
          <table:table-cell office:value-type="string" calcext:value-type="string">
            <text:p>Aug-25-17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34 </text:p>
          </table:table-cell>
          <table:table-cell table:number-columns-repeated="2" office:value-type="string" calcext:value-type="string">
            <text:p>Perseus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,7</text:p>
          </table:table-cell>
          <table:table-cell office:value-type="float" office:value="42.783333" calcext:value-type="float">
            <text:p>42,7833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‘ x 0‘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offener Sternhaufen</text:p>
          </table:table-cell>
          <table:table-cell office:value-type="float" office:value="34" calcext:value-type="float">
            <text:p>34</text:p>
          </table:table-cell>
          <table:table-cell office:value-type="float" office:value="1039" calcext:value-type="float">
            <text:p>1039</text:p>
          </table:table-cell>
          <table:table-cell office:value-type="time" office:time-value="PT02H27M27S" calcext:value-type="time">
            <text:p>02:27:27</text:p>
          </table:table-cell>
          <table:table-cell office:value-type="time" office:time-value="PT41H39M32S" calcext:value-type="time">
            <text:p>41:39:32</text:p>
          </table:table-cell>
          <table:table-cell office:value-type="string" calcext:value-type="string">
            <text:p>Aug-25-17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35 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Zwillinge</text:p>
          </table:table-cell>
          <table:table-cell office:value-type="float" office:value="-1" calcext:value-type="float">
            <text:p>-1</text:p>
          </table:table-cell>
          <table:table-cell office:value-type="float" office:value="6.148333" calcext:value-type="float">
            <text:p>6,148333</text:p>
          </table:table-cell>
          <table:table-cell office:value-type="float" office:value="24.333333" calcext:value-type="float">
            <text:p>24,33333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28´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offener Sternhaufen</text:p>
          </table:table-cell>
          <table:table-cell office:value-type="float" office:value="35" calcext:value-type="float">
            <text:p>35</text:p>
          </table:table-cell>
          <table:table-cell office:value-type="float" office:value="2168" calcext:value-type="float">
            <text:p>2168</text:p>
          </table:table-cell>
          <table:table-cell office:value-type="time" office:time-value="PT05H54M41S" calcext:value-type="time">
            <text:p>05:54:41</text:p>
          </table:table-cell>
          <table:table-cell office:value-type="time" office:time-value="PT24H33M30S" calcext:value-type="time">
            <text:p>24:33:30</text:p>
          </table:table-cell>
          <table:table-cell office:value-type="string" calcext:value-type="string">
            <text:p>Aug-30-17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36 </text:p>
          </table:table-cell>
          <table:table-cell office:value-type="string" calcext:value-type="string">
            <text:p>Auriga</text:p>
          </table:table-cell>
          <table:table-cell office:value-type="string" calcext:value-type="string">
            <text:p>Fuhrmann</text:p>
          </table:table-cell>
          <table:table-cell office:value-type="float" office:value="-1" calcext:value-type="float">
            <text:p>-1</text:p>
          </table:table-cell>
          <table:table-cell office:value-type="float" office:value="5.601667" calcext:value-type="float">
            <text:p>5,601667</text:p>
          </table:table-cell>
          <table:table-cell office:value-type="float" office:value="34.133333" calcext:value-type="float">
            <text:p>34,1333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‘ x 0‘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offener Sternhaufen</text:p>
          </table:table-cell>
          <table:table-cell office:value-type="float" office:value="36" calcext:value-type="float">
            <text:p>36</text:p>
          </table:table-cell>
          <table:table-cell office:value-type="float" office:value="1960" calcext:value-type="float">
            <text:p>1960</text:p>
          </table:table-cell>
          <table:table-cell office:value-type="time" office:time-value="PT05H20M47S" calcext:value-type="time">
            <text:p>05:20:47</text:p>
          </table:table-cell>
          <table:table-cell office:value-type="time" office:time-value="PT34H08M06S" calcext:value-type="time">
            <text:p>34:08:06</text:p>
          </table:table-cell>
          <table:table-cell office:value-type="string" calcext:value-type="string">
            <text:p>Sep-02-17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37 </text:p>
          </table:table-cell>
          <table:table-cell office:value-type="string" calcext:value-type="string">
            <text:p>Auriga</text:p>
          </table:table-cell>
          <table:table-cell office:value-type="string" calcext:value-type="string">
            <text:p>Fuhrmann</text:p>
          </table:table-cell>
          <table:table-cell office:value-type="float" office:value="-1" calcext:value-type="float">
            <text:p>-1</text:p>
          </table:table-cell>
          <table:table-cell office:value-type="float" office:value="5.873333" calcext:value-type="float">
            <text:p>5,873333</text:p>
          </table:table-cell>
          <table:table-cell office:value-type="float" office:value="32.55" calcext:value-type="float">
            <text:p>32,5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‘ x 0‘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offener Sternhaufen</text:p>
          </table:table-cell>
          <table:table-cell office:value-type="float" office:value="37" calcext:value-type="float">
            <text:p>37</text:p>
          </table:table-cell>
          <table:table-cell office:value-type="float" office:value="2099" calcext:value-type="float">
            <text:p>2099</text:p>
          </table:table-cell>
          <table:table-cell office:value-type="time" office:time-value="PT05H37M01S" calcext:value-type="time">
            <text:p>05:37:01</text:p>
          </table:table-cell>
          <table:table-cell office:value-type="time" office:time-value="PT32H11M51S" calcext:value-type="time">
            <text:p>32:11:51</text:p>
          </table:table-cell>
          <table:table-cell office:value-type="string" calcext:value-type="string">
            <text:p>Sep-02-17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38 </text:p>
          </table:table-cell>
          <table:table-cell office:value-type="string" calcext:value-type="string">
            <text:p>Auriga</text:p>
          </table:table-cell>
          <table:table-cell office:value-type="string" calcext:value-type="string">
            <text:p>Fuhrmann</text:p>
          </table:table-cell>
          <table:table-cell office:value-type="float" office:value="-1" calcext:value-type="float">
            <text:p>-1</text:p>
          </table:table-cell>
          <table:table-cell office:value-type="float" office:value="5.473333" calcext:value-type="float">
            <text:p>5,473333</text:p>
          </table:table-cell>
          <table:table-cell office:value-type="float" office:value="35.833333" calcext:value-type="float">
            <text:p>35,8333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‘ x 0‘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offener Sternhaufen</text:p>
          </table:table-cell>
          <table:table-cell office:value-type="float" office:value="38" calcext:value-type="float">
            <text:p>38</text:p>
          </table:table-cell>
          <table:table-cell office:value-type="float" office:value="1912" calcext:value-type="float">
            <text:p>1912</text:p>
          </table:table-cell>
          <table:table-cell office:value-type="time" office:time-value="PT05H12M41S" calcext:value-type="time">
            <text:p>05:12:41</text:p>
          </table:table-cell>
          <table:table-cell office:value-type="time" office:time-value="PT36H11M51S" calcext:value-type="time">
            <text:p>36:11:51</text:p>
          </table:table-cell>
          <table:table-cell office:value-type="string" calcext:value-type="string">
            <text:p>Sep-25-17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39 </text:p>
          </table:table-cell>
          <table:table-cell office:value-type="string" calcext:value-type="string">
            <text:p>Cygnus</text:p>
          </table:table-cell>
          <table:table-cell office:value-type="string" calcext:value-type="string">
            <text:p>Schwan</text:p>
          </table:table-cell>
          <table:table-cell office:value-type="float" office:value="-1" calcext:value-type="float">
            <text:p>-1</text:p>
          </table:table-cell>
          <table:table-cell office:value-type="float" office:value="21.536667" calcext:value-type="float">
            <text:p>21,536667</text:p>
          </table:table-cell>
          <table:table-cell office:value-type="float" office:value="48.433333" calcext:value-type="float">
            <text:p>48,433333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32´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offener Sternhaufen</text:p>
          </table:table-cell>
          <table:table-cell office:value-type="float" office:value="39" calcext:value-type="float">
            <text:p>39</text:p>
          </table:table-cell>
          <table:table-cell office:value-type="float" office:value="7092" calcext:value-type="float">
            <text:p>7092</text:p>
          </table:table-cell>
          <table:table-cell office:value-type="time" office:time-value="PT21H23M49S" calcext:value-type="time">
            <text:p>21:23:49</text:p>
          </table:table-cell>
          <table:table-cell office:value-type="time" office:time-value="PT47H25M00S" calcext:value-type="time">
            <text:p>47:25:00</text:p>
          </table:table-cell>
          <table:table-cell office:value-type="string" calcext:value-type="string">
            <text:p>Oct-24-17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40 Winnecke 4</text:p>
          </table:table-cell>
          <table:table-cell office:value-type="string" calcext:value-type="string">
            <text:p>Ursa Maior</text:p>
          </table:table-cell>
          <table:table-cell office:value-type="string" calcext:value-type="string">
            <text:p>Großer Bär</text:p>
          </table:table-cell>
          <table:table-cell office:value-type="float" office:value="-1" calcext:value-type="float">
            <text:p>-1</text:p>
          </table:table-cell>
          <table:table-cell office:value-type="float" office:value="12.373333" calcext:value-type="float">
            <text:p>12,373333</text:p>
          </table:table-cell>
          <table:table-cell office:value-type="float" office:value="58.083333" calcext:value-type="float">
            <text:p>58,083333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oppelster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time" office:time-value="PT12H11M02S" calcext:value-type="time">
            <text:p>12:11:02</text:p>
          </table:table-cell>
          <table:table-cell office:value-type="time" office:time-value="PT59H23M50S" calcext:value-type="time">
            <text:p>59:23:50</text:p>
          </table:table-cell>
          <table:table-cell office:value-type="string" calcext:value-type="string">
            <text:p>Oct-24-17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41 </text:p>
          </table:table-cell>
          <table:table-cell office:value-type="string" calcext:value-type="string">
            <text:p>Canis Maior</text:p>
          </table:table-cell>
          <table:table-cell office:value-type="string" calcext:value-type="string">
            <text:p>Großer Hund</text:p>
          </table:table-cell>
          <table:table-cell office:value-type="float" office:value="-1" calcext:value-type="float">
            <text:p>-1</text:p>
          </table:table-cell>
          <table:table-cell office:value-type="float" office:value="6.766667" calcext:value-type="float">
            <text:p>6,766667</text:p>
          </table:table-cell>
          <table:table-cell office:value-type="float" office:value="-20.733333" calcext:value-type="float">
            <text:p>-20,733333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38´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offener Sternhaufen</text:p>
          </table:table-cell>
          <table:table-cell office:value-type="float" office:value="41" calcext:value-type="float">
            <text:p>41</text:p>
          </table:table-cell>
          <table:table-cell office:value-type="float" office:value="2287" calcext:value-type="float">
            <text:p>2287</text:p>
          </table:table-cell>
          <table:table-cell office:value-type="time" office:time-value="PT06H35M53S" calcext:value-type="time">
            <text:p>06:35:53</text:p>
          </table:table-cell>
          <table:table-cell office:value-type="time" office:time-value="-PT20H33M00S" calcext:value-type="time">
            <text:p>-20:33:00</text:p>
          </table:table-cell>
          <table:table-cell office:value-type="string" calcext:value-type="string">
            <text:p>Jan-16-17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42 Orion-Nebel</text:p>
          </table:table-cell>
          <table:table-cell table:number-columns-repeated="2" office:value-type="string" calcext:value-type="string">
            <text:p>Orion</text:p>
          </table:table-cell>
          <table:table-cell office:value-type="float" office:value="-1" calcext:value-type="float">
            <text:p>-1</text:p>
          </table:table-cell>
          <table:table-cell office:value-type="float" office:value="5.59" calcext:value-type="float">
            <text:p>5,59</text:p>
          </table:table-cell>
          <table:table-cell office:value-type="float" office:value="-5.45" calcext:value-type="float">
            <text:p>-5,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5´ × 60´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missionsnebel</text:p>
          </table:table-cell>
          <table:table-cell office:value-type="float" office:value="42" calcext:value-type="float">
            <text:p>42</text:p>
          </table:table-cell>
          <table:table-cell office:value-type="float" office:value="1976" calcext:value-type="float">
            <text:p>1976</text:p>
          </table:table-cell>
          <table:table-cell office:value-type="time" office:time-value="PT05H23M59S" calcext:value-type="time">
            <text:p>05:23:59</text:p>
          </table:table-cell>
          <table:table-cell office:value-type="time" office:time-value="-PT05H34M06S" calcext:value-type="time">
            <text:p>-05:34:06</text:p>
          </table:table-cell>
          <table:table-cell office:value-type="string" calcext:value-type="string">
            <text:p>Mar-04-17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43 Orion-Nebel</text:p>
          </table:table-cell>
          <table:table-cell table:number-columns-repeated="2" office:value-type="string" calcext:value-type="string">
            <text:p>Orion</text:p>
          </table:table-cell>
          <table:table-cell office:value-type="float" office:value="-1" calcext:value-type="float">
            <text:p>-1</text:p>
          </table:table-cell>
          <table:table-cell office:value-type="float" office:value="5.593333" calcext:value-type="float">
            <text:p>5,593333</text:p>
          </table:table-cell>
          <table:table-cell office:value-type="float" office:value="-5.266667" calcext:value-type="float">
            <text:p>-5,266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´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missionsnebel</text:p>
          </table:table-cell>
          <table:table-cell office:value-type="float" office:value="43" calcext:value-type="float">
            <text:p>43</text:p>
          </table:table-cell>
          <table:table-cell office:value-type="float" office:value="1982" calcext:value-type="float">
            <text:p>1982</text:p>
          </table:table-cell>
          <table:table-cell office:value-type="time" office:time-value="PT05H24M12S" calcext:value-type="time">
            <text:p>05:24:12</text:p>
          </table:table-cell>
          <table:table-cell office:value-type="time" office:time-value="-PT05H26M37S" calcext:value-type="time">
            <text:p>-05:26:37</text:p>
          </table:table-cell>
          <table:table-cell office:value-type="string" calcext:value-type="string">
            <text:p>Mar-04-17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44 Praesep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Krebs</text:p>
          </table:table-cell>
          <table:table-cell office:value-type="float" office:value="-1" calcext:value-type="float">
            <text:p>-1</text:p>
          </table:table-cell>
          <table:table-cell office:value-type="float" office:value="8.668333" calcext:value-type="float">
            <text:p>8,668333</text:p>
          </table:table-cell>
          <table:table-cell office:value-type="float" office:value="19.983333" calcext:value-type="float">
            <text:p>19,983333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1,2°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offener Sternhaufen</text:p>
          </table:table-cell>
          <table:table-cell office:value-type="float" office:value="44" calcext:value-type="float">
            <text:p>44</text:p>
          </table:table-cell>
          <table:table-cell office:value-type="float" office:value="2632" calcext:value-type="float">
            <text:p>2632</text:p>
          </table:table-cell>
          <table:table-cell office:value-type="time" office:time-value="PT08H07M22S" calcext:value-type="time">
            <text:p>08:07:22</text:p>
          </table:table-cell>
          <table:table-cell table:style-name="ce1" office:value-type="time" office:time-value="PT20H31M38S" calcext:value-type="time">
            <text:p>20:31:38</text:p>
          </table:table-cell>
          <table:table-cell office:value-type="string" calcext:value-type="string">
            <text:p>Mar-04-17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45 Plejaden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Stier</text:p>
          </table:table-cell>
          <table:table-cell office:value-type="float" office:value="-1" calcext:value-type="float">
            <text:p>-1</text:p>
          </table:table-cell>
          <table:table-cell office:value-type="float" office:value="3.783333" calcext:value-type="float">
            <text:p>3,783333</text:p>
          </table:table-cell>
          <table:table-cell office:value-type="float" office:value="24.116667" calcext:value-type="float">
            <text:p>24,116667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1,67°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ffener Sternhaufe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time" office:time-value="PT03H33M48S" calcext:value-type="time">
            <text:p>03:33:48</text:p>
          </table:table-cell>
          <table:table-cell table:style-name="ce1" office:value-type="time" office:time-value="PT23H22M41S" calcext:value-type="time">
            <text:p>23:22:41</text:p>
          </table:table-cell>
          <table:table-cell office:value-type="string" calcext:value-type="string">
            <text:p>Mar-04-17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46 </text:p>
          </table:table-cell>
          <table:table-cell office:value-type="string" calcext:value-type="string">
            <text:p>Argo Navi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7.696667" calcext:value-type="float">
            <text:p>7,696667</text:p>
          </table:table-cell>
          <table:table-cell office:value-type="float" office:value="-14.816667" calcext:value-type="float">
            <text:p>-14,816667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27´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offener Sternhaufen</text:p>
          </table:table-cell>
          <table:table-cell office:value-type="float" office:value="46" calcext:value-type="float">
            <text:p>46</text:p>
          </table:table-cell>
          <table:table-cell office:value-type="float" office:value="2437" calcext:value-type="float">
            <text:p>2437</text:p>
          </table:table-cell>
          <table:table-cell office:value-type="time" office:time-value="PT07H31M11S" calcext:value-type="time">
            <text:p>07:31:11</text:p>
          </table:table-cell>
          <table:table-cell office:value-type="time" office:time-value="-PT14H19M07S" calcext:value-type="time">
            <text:p>-14:19:07</text:p>
          </table:table-cell>
          <table:table-cell office:value-type="string" calcext:value-type="string">
            <text:p>Feb-19-17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47 </text:p>
          </table:table-cell>
          <table:table-cell office:value-type="string" calcext:value-type="string">
            <text:p>Argo Navi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7.61" calcext:value-type="float">
            <text:p>7,61</text:p>
          </table:table-cell>
          <table:table-cell office:value-type="float" office:value="-14.5" calcext:value-type="float">
            <text:p>-14,5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30´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offener Sternhaufen</text:p>
          </table:table-cell>
          <table:table-cell office:value-type="float" office:value="47" calcext:value-type="float">
            <text:p>47</text:p>
          </table:table-cell>
          <table:table-cell office:value-type="float" office:value="2422" calcext:value-type="float">
            <text:p>2422</text:p>
          </table:table-cell>
          <table:table-cell office:value-type="time" office:time-value="PT07H44M16S" calcext:value-type="time">
            <text:p>07:44:16</text:p>
          </table:table-cell>
          <table:table-cell office:value-type="time" office:time-value="-PT14H50M08S" calcext:value-type="time">
            <text:p>-14:50:08</text:p>
          </table:table-cell>
          <table:table-cell office:value-type="string" calcext:value-type="string">
            <text:p>Feb-19-17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48 </text:p>
          </table:table-cell>
          <table:table-cell office:value-type="string" calcext:value-type="string">
            <text:p>Hydra</text:p>
          </table:table-cell>
          <table:table-cell office:value-type="string" calcext:value-type="string">
            <text:p>Wasserschlange</text:p>
          </table:table-cell>
          <table:table-cell office:value-type="float" office:value="-1" calcext:value-type="float">
            <text:p>-1</text:p>
          </table:table-cell>
          <table:table-cell office:value-type="float" office:value="8.23" calcext:value-type="float">
            <text:p>8,23</text:p>
          </table:table-cell>
          <table:table-cell office:value-type="float" office:value="-5.8" calcext:value-type="float">
            <text:p>-5,8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54´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offener Sternhaufen</text:p>
          </table:table-cell>
          <table:table-cell office:value-type="float" office:value="48" calcext:value-type="float">
            <text:p>48</text:p>
          </table:table-cell>
          <table:table-cell office:value-type="float" office:value="2548" calcext:value-type="float">
            <text:p>2548</text:p>
          </table:table-cell>
          <table:table-cell office:value-type="time" office:time-value="PT08H02M24S" calcext:value-type="time">
            <text:p>08:02:24</text:p>
          </table:table-cell>
          <table:table-cell office:value-type="time" office:time-value="-PT01H16M42S" calcext:value-type="time">
            <text:p>-01:16:42</text:p>
          </table:table-cell>
          <table:table-cell office:value-type="string" calcext:value-type="string">
            <text:p>Feb-19-17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49 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Jungfrau</text:p>
          </table:table-cell>
          <table:table-cell office:value-type="float" office:value="-1" calcext:value-type="float">
            <text:p>-1</text:p>
          </table:table-cell>
          <table:table-cell office:value-type="float" office:value="12.496667" calcext:value-type="float">
            <text:p>12,496667</text:p>
          </table:table-cell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9,8´ × 8,2´</text:p>
          </table:table-cell>
          <table:table-cell office:value-type="float" office:value="36000000" calcext:value-type="float">
            <text:p>36000000</text:p>
          </table:table-cell>
          <table:table-cell office:value-type="string" calcext:value-type="string">
            <text:p>elliptische Galaxie</text:p>
          </table:table-cell>
          <table:table-cell office:value-type="float" office:value="49" calcext:value-type="float">
            <text:p>49</text:p>
          </table:table-cell>
          <table:table-cell office:value-type="float" office:value="4472" calcext:value-type="float">
            <text:p>4472</text:p>
          </table:table-cell>
          <table:table-cell office:value-type="time" office:time-value="PT12H17M48S" calcext:value-type="time">
            <text:p>12:17:48</text:p>
          </table:table-cell>
          <table:table-cell table:style-name="ce1" office:value-type="time" office:time-value="PT09H16M09S" calcext:value-type="time">
            <text:p>09:16:09</text:p>
          </table:table-cell>
          <table:table-cell office:value-type="string" calcext:value-type="string">
            <text:p>Feb-19-17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50 </text:p>
          </table:table-cell>
          <table:table-cell office:value-type="string" calcext:value-type="string">
            <text:p>Monoceros</text:p>
          </table:table-cell>
          <table:table-cell office:value-type="string" calcext:value-type="string">
            <text:p>Einhorn</text:p>
          </table:table-cell>
          <table:table-cell office:value-type="float" office:value="-1" calcext:value-type="float">
            <text:p>-1</text:p>
          </table:table-cell>
          <table:table-cell office:value-type="float" office:value="7.053333" calcext:value-type="float">
            <text:p>7,053333</text:p>
          </table:table-cell>
          <table:table-cell office:value-type="float" office:value="-8.333333" calcext:value-type="float">
            <text:p>-8,333333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16´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offener Sternhaufen</text:p>
          </table:table-cell>
          <table:table-cell office:value-type="float" office:value="50" calcext:value-type="float">
            <text:p>50</text:p>
          </table:table-cell>
          <table:table-cell office:value-type="float" office:value="2323" calcext:value-type="float">
            <text:p>2323</text:p>
          </table:table-cell>
          <table:table-cell office:value-type="time" office:time-value="PT06H51M50S" calcext:value-type="time">
            <text:p>06:51:50</text:p>
          </table:table-cell>
          <table:table-cell office:value-type="time" office:time-value="-PT07H57M42S" calcext:value-type="time">
            <text:p>-07:57:42</text:p>
          </table:table-cell>
          <table:table-cell office:value-type="string" calcext:value-type="string">
            <text:p>Apr-05-17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51 Whirlpool-Galaxie</text:p>
          </table:table-cell>
          <table:table-cell office:value-type="string" calcext:value-type="string">
            <text:p>Canes Venatici</text:p>
          </table:table-cell>
          <table:table-cell office:value-type="string" calcext:value-type="string">
            <text:p>Jagdhunde</text:p>
          </table:table-cell>
          <table:table-cell office:value-type="float" office:value="-1" calcext:value-type="float">
            <text:p>-1</text:p>
          </table:table-cell>
          <table:table-cell office:value-type="float" office:value="13.498333" calcext:value-type="float">
            <text:p>13,498333</text:p>
          </table:table-cell>
          <table:table-cell office:value-type="float" office:value="47.2" calcext:value-type="float">
            <text:p>47,2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10,8´</text:p>
          </table:table-cell>
          <table:table-cell office:value-type="float" office:value="13000000" calcext:value-type="float">
            <text:p>13000000</text:p>
          </table:table-cell>
          <table:table-cell office:value-type="string" calcext:value-type="string">
            <text:p>Spiralgalaxie</text:p>
          </table:table-cell>
          <table:table-cell office:value-type="float" office:value="51" calcext:value-type="float">
            <text:p>51</text:p>
          </table:table-cell>
          <table:table-cell office:value-type="float" office:value="5194" calcext:value-type="float">
            <text:p>5194</text:p>
          </table:table-cell>
          <table:table-cell office:value-type="time" office:time-value="PT13H20M23S" calcext:value-type="time">
            <text:p>13:20:23</text:p>
          </table:table-cell>
          <table:table-cell office:value-type="time" office:time-value="PT48H24M24S" calcext:value-type="time">
            <text:p>48:24:24</text:p>
          </table:table-cell>
          <table:table-cell office:value-type="string" calcext:value-type="string">
            <text:p>Jan-11-17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52 </text:p>
          </table:table-cell>
          <table:table-cell table:number-columns-repeated="2" office:value-type="string" calcext:value-type="string">
            <text:p>Cassiopeia</text:p>
          </table:table-cell>
          <table:table-cell office:value-type="float" office:value="-1" calcext:value-type="float">
            <text:p>-1</text:p>
          </table:table-cell>
          <table:table-cell office:value-type="float" office:value="23.403333" calcext:value-type="float">
            <text:p>23,403333</text:p>
          </table:table-cell>
          <table:table-cell office:value-type="float" office:value="61.583333" calcext:value-type="float">
            <text:p>61,5833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‘ x 0‘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offener Sternhaufen</text:p>
          </table:table-cell>
          <table:table-cell office:value-type="float" office:value="52" calcext:value-type="float">
            <text:p>52</text:p>
          </table:table-cell>
          <table:table-cell office:value-type="float" office:value="7654" calcext:value-type="float">
            <text:p>7654</text:p>
          </table:table-cell>
          <table:table-cell office:value-type="time" office:time-value="PT23H14M38S" calcext:value-type="time">
            <text:p>23:14:38</text:p>
          </table:table-cell>
          <table:table-cell office:value-type="time" office:time-value="PT60H22M12S" calcext:value-type="time">
            <text:p>60:22:12</text:p>
          </table:table-cell>
          <table:table-cell office:value-type="string" calcext:value-type="string">
            <text:p>Sep-07-17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53 </text:p>
          </table:table-cell>
          <table:table-cell office:value-type="string" calcext:value-type="string">
            <text:p>Coma Berenices</text:p>
          </table:table-cell>
          <table:table-cell office:value-type="string" calcext:value-type="string">
            <text:p>Haar der Bereinke</text:p>
          </table:table-cell>
          <table:table-cell office:value-type="float" office:value="-1" calcext:value-type="float">
            <text:p>-1</text:p>
          </table:table-cell>
          <table:table-cell office:value-type="float" office:value="13.215" calcext:value-type="float">
            <text:p>13,215</text:p>
          </table:table-cell>
          <table:table-cell office:value-type="float" office:value="18.166667" calcext:value-type="float">
            <text:p>18,166667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14,4´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Kugelsternhaufen</text:p>
          </table:table-cell>
          <table:table-cell office:value-type="float" office:value="53" calcext:value-type="float">
            <text:p>53</text:p>
          </table:table-cell>
          <table:table-cell office:value-type="float" office:value="5024" calcext:value-type="float">
            <text:p>5024</text:p>
          </table:table-cell>
          <table:table-cell office:value-type="time" office:time-value="PT13H02M02S" calcext:value-type="time">
            <text:p>13:02:02</text:p>
          </table:table-cell>
          <table:table-cell table:style-name="ce1" office:value-type="time" office:time-value="PT19H22M44S" calcext:value-type="time">
            <text:p>19:22:44</text:p>
          </table:table-cell>
          <table:table-cell office:value-type="string" calcext:value-type="string">
            <text:p>Feb-26-17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54 </text:p>
          </table:table-cell>
          <table:table-cell office:value-type="string" calcext:value-type="string">
            <text:p>Sagiitarius</text:p>
          </table:table-cell>
          <table:table-cell office:value-type="string" calcext:value-type="string">
            <text:p>Schütze</text:p>
          </table:table-cell>
          <table:table-cell office:value-type="float" office:value="-1" calcext:value-type="float">
            <text:p>-1</text:p>
          </table:table-cell>
          <table:table-cell office:value-type="float" office:value="18.918333" calcext:value-type="float">
            <text:p>18,918333</text:p>
          </table:table-cell>
          <table:table-cell office:value-type="float" office:value="-30.483333" calcext:value-type="float">
            <text:p>-30,483333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9,1´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Kugelsternhaufen</text:p>
          </table:table-cell>
          <table:table-cell office:value-type="float" office:value="54" calcext:value-type="float">
            <text:p>54</text:p>
          </table:table-cell>
          <table:table-cell office:value-type="float" office:value="6715" calcext:value-type="float">
            <text:p>6715</text:p>
          </table:table-cell>
          <table:table-cell office:value-type="time" office:time-value="PT18H40M52S" calcext:value-type="time">
            <text:p>18:40:52</text:p>
          </table:table-cell>
          <table:table-cell office:value-type="time" office:time-value="-PT30H44M01S" calcext:value-type="time">
            <text:p>-30:44:01</text:p>
          </table:table-cell>
          <table:table-cell office:value-type="string" calcext:value-type="string">
            <text:p>Jul-24-17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55 </text:p>
          </table:table-cell>
          <table:table-cell office:value-type="string" calcext:value-type="string">
            <text:p>Sagiitarius</text:p>
          </table:table-cell>
          <table:table-cell office:value-type="string" calcext:value-type="string">
            <text:p>Schütze</text:p>
          </table:table-cell>
          <table:table-cell office:value-type="float" office:value="-1" calcext:value-type="float">
            <text:p>-1</text:p>
          </table:table-cell>
          <table:table-cell office:value-type="float" office:value="19.666667" calcext:value-type="float">
            <text:p>19,666667</text:p>
          </table:table-cell>
          <table:table-cell office:value-type="float" office:value="-30.966667" calcext:value-type="float">
            <text:p>-30,966667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19,1´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Kugelsternhaufen</text:p>
          </table:table-cell>
          <table:table-cell office:value-type="float" office:value="55" calcext:value-type="float">
            <text:p>55</text:p>
          </table:table-cell>
          <table:table-cell office:value-type="float" office:value="6809" calcext:value-type="float">
            <text:p>6809</text:p>
          </table:table-cell>
          <table:table-cell office:value-type="time" office:time-value="PT19H26M02S" calcext:value-type="time">
            <text:p>19:26:02</text:p>
          </table:table-cell>
          <table:table-cell office:value-type="time" office:time-value="-PT31H26M27S" calcext:value-type="time">
            <text:p>-31:26:27</text:p>
          </table:table-cell>
          <table:table-cell office:value-type="string" calcext:value-type="string">
            <text:p>Jul-24-17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56 </text:p>
          </table:table-cell>
          <table:table-cell office:value-type="string" calcext:value-type="string">
            <text:p>Lyra</text:p>
          </table:table-cell>
          <table:table-cell office:value-type="string" calcext:value-type="string">
            <text:p>Leier</text:p>
          </table:table-cell>
          <table:table-cell office:value-type="float" office:value="-1" calcext:value-type="float">
            <text:p>-1</text:p>
          </table:table-cell>
          <table:table-cell office:value-type="float" office:value="19.276667" calcext:value-type="float">
            <text:p>19,276667</text:p>
          </table:table-cell>
          <table:table-cell office:value-type="float" office:value="30.183333" calcext:value-type="float">
            <text:p>30,1833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‘ x 0‘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Kugelsternhaufen</text:p>
          </table:table-cell>
          <table:table-cell office:value-type="float" office:value="56" calcext:value-type="float">
            <text:p>56</text:p>
          </table:table-cell>
          <table:table-cell office:value-type="float" office:value="6779" calcext:value-type="float">
            <text:p>6779</text:p>
          </table:table-cell>
          <table:table-cell office:value-type="time" office:time-value="PT19H08M00S" calcext:value-type="time">
            <text:p>19:08:00</text:p>
          </table:table-cell>
          <table:table-cell office:value-type="time" office:time-value="PT29H48M14S" calcext:value-type="time">
            <text:p>29:48:14</text:p>
          </table:table-cell>
          <table:table-cell office:value-type="string" calcext:value-type="string">
            <text:p>Jan-23-17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57 Ring-Nebel</text:p>
          </table:table-cell>
          <table:table-cell office:value-type="string" calcext:value-type="string">
            <text:p>Lyra</text:p>
          </table:table-cell>
          <table:table-cell office:value-type="string" calcext:value-type="string">
            <text:p>Leier</text:p>
          </table:table-cell>
          <table:table-cell office:value-type="float" office:value="-1" calcext:value-type="float">
            <text:p>-1</text:p>
          </table:table-cell>
          <table:table-cell office:value-type="float" office:value="18.893333" calcext:value-type="float">
            <text:p>18,893333</text:p>
          </table:table-cell>
          <table:table-cell office:value-type="float" office:value="33.033333" calcext:value-type="float">
            <text:p>33,033333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80 × 60´´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Planetarischer Nebel</text:p>
          </table:table-cell>
          <table:table-cell office:value-type="float" office:value="57" calcext:value-type="float">
            <text:p>57</text:p>
          </table:table-cell>
          <table:table-cell office:value-type="float" office:value="6720" calcext:value-type="float">
            <text:p>6720</text:p>
          </table:table-cell>
          <table:table-cell office:value-type="time" office:time-value="PT18H45M21S" calcext:value-type="time">
            <text:p>18:45:21</text:p>
          </table:table-cell>
          <table:table-cell office:value-type="time" office:time-value="PT32H46M03S" calcext:value-type="time">
            <text:p>32:46:03</text:p>
          </table:table-cell>
          <table:table-cell office:value-type="string" calcext:value-type="string">
            <text:p>Jan-31-17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58 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Jungfrau</text:p>
          </table:table-cell>
          <table:table-cell office:value-type="float" office:value="-1" calcext:value-type="float">
            <text:p>-1</text:p>
          </table:table-cell>
          <table:table-cell office:value-type="float" office:value="12.628333" calcext:value-type="float">
            <text:p>12,628333</text:p>
          </table:table-cell>
          <table:table-cell office:value-type="float" office:value="11.816667" calcext:value-type="float">
            <text:p>11,816667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6´ × 4,8´</text:p>
          </table:table-cell>
          <table:table-cell office:value-type="float" office:value="36000000" calcext:value-type="float">
            <text:p>36000000</text:p>
          </table:table-cell>
          <table:table-cell office:value-type="string" calcext:value-type="string">
            <text:p>Spiralgalaxie</text:p>
          </table:table-cell>
          <table:table-cell office:value-type="float" office:value="58" calcext:value-type="float">
            <text:p>58</text:p>
          </table:table-cell>
          <table:table-cell office:value-type="float" office:value="4579" calcext:value-type="float">
            <text:p>4579</text:p>
          </table:table-cell>
          <table:table-cell office:value-type="time" office:time-value="PT12H26M30S" calcext:value-type="time">
            <text:p>12:26:30</text:p>
          </table:table-cell>
          <table:table-cell table:style-name="ce1" office:value-type="time" office:time-value="PT13H02M42S" calcext:value-type="time">
            <text:p>13:02:42</text:p>
          </table:table-cell>
          <table:table-cell office:value-type="string" calcext:value-type="string">
            <text:p>Apr-15-17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59 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Jungfrau</text:p>
          </table:table-cell>
          <table:table-cell office:value-type="float" office:value="-1" calcext:value-type="float">
            <text:p>-1</text:p>
          </table:table-cell>
          <table:table-cell office:value-type="float" office:value="12.7" calcext:value-type="float">
            <text:p>12,7</text:p>
          </table:table-cell>
          <table:table-cell office:value-type="float" office:value="11.65" calcext:value-type="float">
            <text:p>11,65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5,3´ × 4´</text:p>
          </table:table-cell>
          <table:table-cell office:value-type="float" office:value="36000000" calcext:value-type="float">
            <text:p>36000000</text:p>
          </table:table-cell>
          <table:table-cell office:value-type="string" calcext:value-type="string">
            <text:p>elliptische Galaxie</text:p>
          </table:table-cell>
          <table:table-cell office:value-type="float" office:value="59" calcext:value-type="float">
            <text:p>59</text:p>
          </table:table-cell>
          <table:table-cell office:value-type="float" office:value="4621" calcext:value-type="float">
            <text:p>4621</text:p>
          </table:table-cell>
          <table:table-cell office:value-type="time" office:time-value="PT12H30M47S" calcext:value-type="time">
            <text:p>12:30:47</text:p>
          </table:table-cell>
          <table:table-cell table:style-name="ce1" office:value-type="time" office:time-value="PT12H52M36S" calcext:value-type="time">
            <text:p>12:52:36</text:p>
          </table:table-cell>
          <table:table-cell office:value-type="string" calcext:value-type="string">
            <text:p>Apr-15-17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60 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Jungfrau</text:p>
          </table:table-cell>
          <table:table-cell office:value-type="float" office:value="-1" calcext:value-type="float">
            <text:p>-1</text:p>
          </table:table-cell>
          <table:table-cell office:value-type="float" office:value="12.728333" calcext:value-type="float">
            <text:p>12,728333</text:p>
          </table:table-cell>
          <table:table-cell office:value-type="float" office:value="11.55" calcext:value-type="float">
            <text:p>11,55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7,6´ × 6,2´</text:p>
          </table:table-cell>
          <table:table-cell office:value-type="float" office:value="36000000" calcext:value-type="float">
            <text:p>36000000</text:p>
          </table:table-cell>
          <table:table-cell office:value-type="string" calcext:value-type="string">
            <text:p>elliptische Galaxie</text:p>
          </table:table-cell>
          <table:table-cell office:value-type="float" office:value="60" calcext:value-type="float">
            <text:p>60</text:p>
          </table:table-cell>
          <table:table-cell office:value-type="float" office:value="4649" calcext:value-type="float">
            <text:p>4649</text:p>
          </table:table-cell>
          <table:table-cell office:value-type="time" office:time-value="PT12H32M28S" calcext:value-type="time">
            <text:p>12:32:28</text:p>
          </table:table-cell>
          <table:table-cell table:style-name="ce1" office:value-type="time" office:time-value="PT12H46M02S" calcext:value-type="time">
            <text:p>12:46:02</text:p>
          </table:table-cell>
          <table:table-cell office:value-type="string" calcext:value-type="string">
            <text:p>Apr-15-17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61 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Jungfrau</text:p>
          </table:table-cell>
          <table:table-cell office:value-type="float" office:value="-1" calcext:value-type="float">
            <text:p>-1</text:p>
          </table:table-cell>
          <table:table-cell office:value-type="float" office:value="12.365" calcext:value-type="float">
            <text:p>12,365</text:p>
          </table:table-cell>
          <table:table-cell office:value-type="float" office:value="4.466667" calcext:value-type="float">
            <text:p>4,466667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6,5´</text:p>
          </table:table-cell>
          <table:table-cell office:value-type="float" office:value="36000000" calcext:value-type="float">
            <text:p>36000000</text:p>
          </table:table-cell>
          <table:table-cell office:value-type="string" calcext:value-type="string">
            <text:p>Spiralgalaxie</text:p>
          </table:table-cell>
          <table:table-cell office:value-type="float" office:value="61" calcext:value-type="float">
            <text:p>61</text:p>
          </table:table-cell>
          <table:table-cell office:value-type="float" office:value="4303" calcext:value-type="float">
            <text:p>4303</text:p>
          </table:table-cell>
          <table:table-cell office:value-type="time" office:time-value="PT12H10M44S" calcext:value-type="time">
            <text:p>12:10:44</text:p>
          </table:table-cell>
          <table:table-cell table:style-name="ce1" office:value-type="time" office:time-value="PT05H42M05S" calcext:value-type="time">
            <text:p>05:42:05</text:p>
          </table:table-cell>
          <table:table-cell office:value-type="string" calcext:value-type="string">
            <text:p>May-11-17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62 </text:p>
          </table:table-cell>
          <table:table-cell office:value-type="string" calcext:value-type="string">
            <text:p>Ophiuchus</text:p>
          </table:table-cell>
          <table:table-cell office:value-type="string" calcext:value-type="string">
            <text:p>Schlangenträger</text:p>
          </table:table-cell>
          <table:table-cell office:value-type="float" office:value="-1" calcext:value-type="float">
            <text:p>-1</text:p>
          </table:table-cell>
          <table:table-cell office:value-type="float" office:value="17.02" calcext:value-type="float">
            <text:p>17,02</text:p>
          </table:table-cell>
          <table:table-cell office:value-type="float" office:value="-30.116667" calcext:value-type="float">
            <text:p>-30,116667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14,1´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Kugelsternhaufen</text:p>
          </table:table-cell>
          <table:table-cell office:value-type="float" office:value="62" calcext:value-type="float">
            <text:p>62</text:p>
          </table:table-cell>
          <table:table-cell office:value-type="float" office:value="6266" calcext:value-type="float">
            <text:p>6266</text:p>
          </table:table-cell>
          <table:table-cell office:value-type="time" office:time-value="PT16H47M14S" calcext:value-type="time">
            <text:p>16:47:14</text:p>
          </table:table-cell>
          <table:table-cell office:value-type="time" office:time-value="-PT29H45M30S" calcext:value-type="time">
            <text:p>-29:45:30</text:p>
          </table:table-cell>
          <table:table-cell office:value-type="string" calcext:value-type="string">
            <text:p>Jun-04-17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63 </text:p>
          </table:table-cell>
          <table:table-cell office:value-type="string" calcext:value-type="string">
            <text:p>Canes Venatici</text:p>
          </table:table-cell>
          <table:table-cell office:value-type="string" calcext:value-type="string">
            <text:p>Jagdhunde</text:p>
          </table:table-cell>
          <table:table-cell office:value-type="float" office:value="-1" calcext:value-type="float">
            <text:p>-1</text:p>
          </table:table-cell>
          <table:table-cell office:value-type="float" office:value="13.263333" calcext:value-type="float">
            <text:p>13,263333</text:p>
          </table:table-cell>
          <table:table-cell office:value-type="float" office:value="42.033333" calcext:value-type="float">
            <text:p>42,0333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‘ x 0‘</text:p>
          </table:table-cell>
          <table:table-cell office:value-type="float" office:value="13000000" calcext:value-type="float">
            <text:p>13000000</text:p>
          </table:table-cell>
          <table:table-cell office:value-type="string" calcext:value-type="string">
            <text:p>Spiralgalaxie</text:p>
          </table:table-cell>
          <table:table-cell office:value-type="float" office:value="63" calcext:value-type="float">
            <text:p>63</text:p>
          </table:table-cell>
          <table:table-cell office:value-type="float" office:value="5055" calcext:value-type="float">
            <text:p>5055</text:p>
          </table:table-cell>
          <table:table-cell office:value-type="time" office:time-value="PT13H04M22S" calcext:value-type="time">
            <text:p>13:04:22</text:p>
          </table:table-cell>
          <table:table-cell office:value-type="time" office:time-value="PT43H12M37S" calcext:value-type="time">
            <text:p>43:12:37</text:p>
          </table:table-cell>
          <table:table-cell office:value-type="string" calcext:value-type="string">
            <text:p>Jun-14-17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64 </text:p>
          </table:table-cell>
          <table:table-cell office:value-type="string" calcext:value-type="string">
            <text:p>Coma Berenices</text:p>
          </table:table-cell>
          <table:table-cell office:value-type="string" calcext:value-type="string">
            <text:p>Haar der Berenike</text:p>
          </table:table-cell>
          <table:table-cell office:value-type="float" office:value="-1" calcext:value-type="float">
            <text:p>-1</text:p>
          </table:table-cell>
          <table:table-cell office:value-type="float" office:value="12.945" calcext:value-type="float">
            <text:p>12,945</text:p>
          </table:table-cell>
          <table:table-cell office:value-type="float" office:value="21.683333" calcext:value-type="float">
            <text:p>21,683333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10,3´ × 5,1´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Spiralgalaxie</text:p>
          </table:table-cell>
          <table:table-cell office:value-type="float" office:value="64" calcext:value-type="float">
            <text:p>64</text:p>
          </table:table-cell>
          <table:table-cell office:value-type="float" office:value="4826" calcext:value-type="float">
            <text:p>4826</text:p>
          </table:table-cell>
          <table:table-cell office:value-type="time" office:time-value="PT12H45M51S" calcext:value-type="time">
            <text:p>12:45:51</text:p>
          </table:table-cell>
          <table:table-cell table:style-name="ce1" office:value-type="time" office:time-value="PT22H52M31S" calcext:value-type="time">
            <text:p>22:52:31</text:p>
          </table:table-cell>
          <table:table-cell office:value-type="string" calcext:value-type="string">
            <text:p>Mar-01-17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65 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öwe</text:p>
          </table:table-cell>
          <table:table-cell office:value-type="float" office:value="-1" calcext:value-type="float">
            <text:p>-1</text:p>
          </table:table-cell>
          <table:table-cell office:value-type="float" office:value="11.315" calcext:value-type="float">
            <text:p>11,315</text:p>
          </table:table-cell>
          <table:table-cell office:value-type="float" office:value="13.083333" calcext:value-type="float">
            <text:p>13,083333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9´ × 2,3´</text:p>
          </table:table-cell>
          <table:table-cell/>
          <table:table-cell office:value-type="string" calcext:value-type="string">
            <text:p>Spiralgalaxie</text:p>
          </table:table-cell>
          <table:table-cell office:value-type="float" office:value="65" calcext:value-type="float">
            <text:p>65</text:p>
          </table:table-cell>
          <table:table-cell office:value-type="float" office:value="3623" calcext:value-type="float">
            <text:p>3623</text:p>
          </table:table-cell>
          <table:table-cell office:value-type="time" office:time-value="PT11H07M24S" calcext:value-type="time">
            <text:p>11:07:24</text:p>
          </table:table-cell>
          <table:table-cell table:style-name="ce1" office:value-type="time" office:time-value="PT14H16M08S" calcext:value-type="time">
            <text:p>14:16:08</text:p>
          </table:table-cell>
          <table:table-cell office:value-type="string" calcext:value-type="string">
            <text:p>Mar-01-17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66 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öwe</text:p>
          </table:table-cell>
          <table:table-cell office:value-type="float" office:value="-1" calcext:value-type="float">
            <text:p>-1</text:p>
          </table:table-cell>
          <table:table-cell office:value-type="float" office:value="11.336667" calcext:value-type="float">
            <text:p>11,336667</text:p>
          </table:table-cell>
          <table:table-cell office:value-type="float" office:value="12.983333" calcext:value-type="float">
            <text:p>12,983333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9,1´ × 4,1´</text:p>
          </table:table-cell>
          <table:table-cell/>
          <table:table-cell office:value-type="string" calcext:value-type="string">
            <text:p>Spiralgalaxie</text:p>
          </table:table-cell>
          <table:table-cell office:value-type="float" office:value="66" calcext:value-type="float">
            <text:p>66</text:p>
          </table:table-cell>
          <table:table-cell office:value-type="float" office:value="3627" calcext:value-type="float">
            <text:p>3627</text:p>
          </table:table-cell>
          <table:table-cell office:value-type="time" office:time-value="PT11H08M47S" calcext:value-type="time">
            <text:p>11:08:47</text:p>
          </table:table-cell>
          <table:table-cell table:style-name="ce1" office:value-type="time" office:time-value="PT14H12M21S" calcext:value-type="time">
            <text:p>14:12:21</text:p>
          </table:table-cell>
          <table:table-cell office:value-type="string" calcext:value-type="string">
            <text:p>Mar-01-17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67 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Krebs</text:p>
          </table:table-cell>
          <table:table-cell office:value-type="float" office:value="-1" calcext:value-type="float">
            <text:p>-1</text:p>
          </table:table-cell>
          <table:table-cell office:value-type="float" office:value="8.84" calcext:value-type="float">
            <text:p>8,84</text:p>
          </table:table-cell>
          <table:table-cell office:value-type="float" office:value="11.816667" calcext:value-type="float">
            <text:p>11,816667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30´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offener Sternhaufen</text:p>
          </table:table-cell>
          <table:table-cell office:value-type="float" office:value="67" calcext:value-type="float">
            <text:p>67</text:p>
          </table:table-cell>
          <table:table-cell office:value-type="float" office:value="2682" calcext:value-type="float">
            <text:p>2682</text:p>
          </table:table-cell>
          <table:table-cell office:value-type="time" office:time-value="PT08H36M28S" calcext:value-type="time">
            <text:p>08:36:28</text:p>
          </table:table-cell>
          <table:table-cell table:style-name="ce1" office:value-type="time" office:time-value="PT12H36M38S" calcext:value-type="time">
            <text:p>12:36:38</text:p>
          </table:table-cell>
          <table:table-cell office:value-type="string" calcext:value-type="string">
            <text:p>Apr-06-178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68 </text:p>
          </table:table-cell>
          <table:table-cell office:value-type="string" calcext:value-type="string">
            <text:p>Hydra</text:p>
          </table:table-cell>
          <table:table-cell office:value-type="string" calcext:value-type="string">
            <text:p>Wasserschlange</text:p>
          </table:table-cell>
          <table:table-cell office:value-type="float" office:value="-1" calcext:value-type="float">
            <text:p>-1</text:p>
          </table:table-cell>
          <table:table-cell office:value-type="float" office:value="12.658333" calcext:value-type="float">
            <text:p>12,658333</text:p>
          </table:table-cell>
          <table:table-cell office:value-type="float" office:value="-26.75" calcext:value-type="float">
            <text:p>-26,75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11´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Kugelsternhaufen</text:p>
          </table:table-cell>
          <table:table-cell office:value-type="float" office:value="68" calcext:value-type="float">
            <text:p>68</text:p>
          </table:table-cell>
          <table:table-cell office:value-type="float" office:value="4590" calcext:value-type="float">
            <text:p>4590</text:p>
          </table:table-cell>
          <table:table-cell office:value-type="time" office:time-value="PT12H27M38S" calcext:value-type="time">
            <text:p>12:27:38</text:p>
          </table:table-cell>
          <table:table-cell office:value-type="time" office:time-value="-PT25H30M20S" calcext:value-type="time">
            <text:p>-25:30:20</text:p>
          </table:table-cell>
          <table:table-cell office:value-type="string" calcext:value-type="string">
            <text:p>Apr-09-17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69 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Schütze</text:p>
          </table:table-cell>
          <table:table-cell office:value-type="float" office:value="-1" calcext:value-type="float">
            <text:p>-1</text:p>
          </table:table-cell>
          <table:table-cell office:value-type="float" office:value="18.523333" calcext:value-type="float">
            <text:p>18,523333</text:p>
          </table:table-cell>
          <table:table-cell office:value-type="float" office:value="-32.35" calcext:value-type="float">
            <text:p>-32,35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7,1´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Kugelsternhaufen</text:p>
          </table:table-cell>
          <table:table-cell office:value-type="float" office:value="69" calcext:value-type="float">
            <text:p>69</text:p>
          </table:table-cell>
          <table:table-cell office:value-type="float" office:value="6637" calcext:value-type="float">
            <text:p>6637</text:p>
          </table:table-cell>
          <table:table-cell office:value-type="time" office:time-value="PT18H16M47S" calcext:value-type="time">
            <text:p>18:16:47</text:p>
          </table:table-cell>
          <table:table-cell office:value-type="time" office:time-value="-PT32H31M45S" calcext:value-type="time">
            <text:p>-32:31:45</text:p>
          </table:table-cell>
          <table:table-cell office:value-type="string" calcext:value-type="string">
            <text:p>Aug-31-17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70 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Schütze</text:p>
          </table:table-cell>
          <table:table-cell office:value-type="float" office:value="-1" calcext:value-type="float">
            <text:p>-1</text:p>
          </table:table-cell>
          <table:table-cell office:value-type="float" office:value="18.72" calcext:value-type="float">
            <text:p>18,72</text:p>
          </table:table-cell>
          <table:table-cell office:value-type="float" office:value="-32.3" calcext:value-type="float">
            <text:p>-32,3</text:p>
          </table:table-cell>
          <table:table-cell office:value-type="float" office:value="7.9" calcext:value-type="float">
            <text:p>7,9</text:p>
          </table:table-cell>
          <table:table-cell office:value-type="string" calcext:value-type="string">
            <text:p>7,8´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Kugelsternhaufen</text:p>
          </table:table-cell>
          <table:table-cell office:value-type="float" office:value="70" calcext:value-type="float">
            <text:p>70</text:p>
          </table:table-cell>
          <table:table-cell office:value-type="float" office:value="6681" calcext:value-type="float">
            <text:p>6681</text:p>
          </table:table-cell>
          <table:table-cell office:value-type="time" office:time-value="PT18H28M53S" calcext:value-type="time">
            <text:p>18:28:53</text:p>
          </table:table-cell>
          <table:table-cell office:value-type="time" office:time-value="-PT32H31M07S" calcext:value-type="time">
            <text:p>-32:31:07</text:p>
          </table:table-cell>
          <table:table-cell office:value-type="string" calcext:value-type="string">
            <text:p>Aug-31-17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71 </text:p>
          </table:table-cell>
          <table:table-cell office:value-type="string" calcext:value-type="string">
            <text:p>Sagitta</text:p>
          </table:table-cell>
          <table:table-cell office:value-type="string" calcext:value-type="string">
            <text:p>Pfeil</text:p>
          </table:table-cell>
          <table:table-cell office:value-type="float" office:value="-1" calcext:value-type="float">
            <text:p>-1</text:p>
          </table:table-cell>
          <table:table-cell office:value-type="float" office:value="19.896667" calcext:value-type="float">
            <text:p>19,896667</text:p>
          </table:table-cell>
          <table:table-cell office:value-type="float" office:value="18.783333" calcext:value-type="float">
            <text:p>18,783333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6,1´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Kugelsternhaufen</text:p>
          </table:table-cell>
          <table:table-cell office:value-type="float" office:value="71" calcext:value-type="float">
            <text:p>71</text:p>
          </table:table-cell>
          <table:table-cell office:value-type="float" office:value="6838" calcext:value-type="float">
            <text:p>6838</text:p>
          </table:table-cell>
          <table:table-cell office:value-type="time" office:time-value="PT19H43M57S" calcext:value-type="time">
            <text:p>19:43:57</text:p>
          </table:table-cell>
          <table:table-cell table:style-name="ce1" office:value-type="time" office:time-value="PT18H13M00S" calcext:value-type="time">
            <text:p>18:13:00</text:p>
          </table:table-cell>
          <table:table-cell office:value-type="string" calcext:value-type="string">
            <text:p>Oct-04-17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72 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Wassermann</text:p>
          </table:table-cell>
          <table:table-cell office:value-type="float" office:value="-1" calcext:value-type="float">
            <text:p>-1</text:p>
          </table:table-cell>
          <table:table-cell office:value-type="float" office:value="20.891667" calcext:value-type="float">
            <text:p>20,891667</text:p>
          </table:table-cell>
          <table:table-cell office:value-type="float" office:value="-12.533333" calcext:value-type="float">
            <text:p>-12,533333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5,1´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Kugelsternhaufen</text:p>
          </table:table-cell>
          <table:table-cell office:value-type="float" office:value="72" calcext:value-type="float">
            <text:p>72</text:p>
          </table:table-cell>
          <table:table-cell office:value-type="float" office:value="6981" calcext:value-type="float">
            <text:p>6981</text:p>
          </table:table-cell>
          <table:table-cell office:value-type="time" office:time-value="PT20H41M23S" calcext:value-type="time">
            <text:p>20:41:23</text:p>
          </table:table-cell>
          <table:table-cell office:value-type="time" office:time-value="-PT13H20M51S" calcext:value-type="time">
            <text:p>-13:20:51</text:p>
          </table:table-cell>
          <table:table-cell office:value-type="string" calcext:value-type="string">
            <text:p>Oct-04-17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73 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Wassermann</text:p>
          </table:table-cell>
          <table:table-cell office:value-type="float" office:value="-1" calcext:value-type="float">
            <text:p>-1</text:p>
          </table:table-cell>
          <table:table-cell office:value-type="float" office:value="20.981667" calcext:value-type="float">
            <text:p>20,981667</text:p>
          </table:table-cell>
          <table:table-cell office:value-type="float" office:value="-12.633333" calcext:value-type="float">
            <text:p>-12,633333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68´´</text:p>
          </table:table-cell>
          <table:table-cell/>
          <table:table-cell office:value-type="string" calcext:value-type="string">
            <text:p>Sterngruppe</text:p>
          </table:table-cell>
          <table:table-cell office:value-type="float" office:value="73" calcext:value-type="float">
            <text:p>73</text:p>
          </table:table-cell>
          <table:table-cell office:value-type="float" office:value="6994" calcext:value-type="float">
            <text:p>6994</text:p>
          </table:table-cell>
          <table:table-cell office:value-type="time" office:time-value="PT20H46M52S" calcext:value-type="time">
            <text:p>20:46:52</text:p>
          </table:table-cell>
          <table:table-cell office:value-type="time" office:time-value="-PT13H28M40S" calcext:value-type="time">
            <text:p>-13:28:40</text:p>
          </table:table-cell>
          <table:table-cell office:value-type="string" calcext:value-type="string">
            <text:p>Oct-04-178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74 </text:p>
          </table:table-cell>
          <table:table-cell office:value-type="string" calcext:value-type="string">
            <text:p>Pisces</text:p>
          </table:table-cell>
          <table:table-cell office:value-type="string" calcext:value-type="string">
            <text:p>Fische</text:p>
          </table:table-cell>
          <table:table-cell office:value-type="float" office:value="-1" calcext:value-type="float">
            <text:p>-1</text:p>
          </table:table-cell>
          <table:table-cell office:value-type="float" office:value="1.611667" calcext:value-type="float">
            <text:p>1,611667</text:p>
          </table:table-cell>
          <table:table-cell office:value-type="float" office:value="15.783333" calcext:value-type="float">
            <text:p>15,783333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10´</text:p>
          </table:table-cell>
          <table:table-cell office:value-type="float" office:value="26000000" calcext:value-type="float">
            <text:p>26000000</text:p>
          </table:table-cell>
          <table:table-cell office:value-type="string" calcext:value-type="string">
            <text:p>Spiralgalaxie</text:p>
          </table:table-cell>
          <table:table-cell office:value-type="float" office:value="74" calcext:value-type="float">
            <text:p>74</text:p>
          </table:table-cell>
          <table:table-cell office:value-type="float" office:value="628" calcext:value-type="float">
            <text:p>628</text:p>
          </table:table-cell>
          <table:table-cell office:value-type="time" office:time-value="PT01H24M57S" calcext:value-type="time">
            <text:p>01:24:57</text:p>
          </table:table-cell>
          <table:table-cell table:style-name="ce1" office:value-type="time" office:time-value="PT14H39M35S" calcext:value-type="time">
            <text:p>14:39:35</text:p>
          </table:table-cell>
          <table:table-cell office:value-type="string" calcext:value-type="string">
            <text:p>Oct-18-17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75 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Schütze</text:p>
          </table:table-cell>
          <table:table-cell office:value-type="float" office:value="-1" calcext:value-type="float">
            <text:p>-1</text:p>
          </table:table-cell>
          <table:table-cell office:value-type="float" office:value="20.101667" calcext:value-type="float">
            <text:p>20,101667</text:p>
          </table:table-cell>
          <table:table-cell office:value-type="float" office:value="-21.916667" calcext:value-type="float">
            <text:p>-21,916667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4,6´</text:p>
          </table:table-cell>
          <table:table-cell office:value-type="float" office:value="78000" calcext:value-type="float">
            <text:p>78000</text:p>
          </table:table-cell>
          <table:table-cell office:value-type="string" calcext:value-type="string">
            <text:p>Kugelsternhaufen</text:p>
          </table:table-cell>
          <table:table-cell office:value-type="float" office:value="75" calcext:value-type="float">
            <text:p>75</text:p>
          </table:table-cell>
          <table:table-cell office:value-type="float" office:value="6864" calcext:value-type="float">
            <text:p>6864</text:p>
          </table:table-cell>
          <table:table-cell office:value-type="time" office:time-value="PT19H53M10S" calcext:value-type="time">
            <text:p>19:53:10</text:p>
          </table:table-cell>
          <table:table-cell office:value-type="time" office:time-value="-PT22H32M23S" calcext:value-type="time">
            <text:p>-22:32:23</text:p>
          </table:table-cell>
          <table:table-cell office:value-type="string" calcext:value-type="string">
            <text:p>Oct-18-17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76 Kleiner Hantel-Nebel</text:p>
          </table:table-cell>
          <table:table-cell table:number-columns-repeated="2" office:value-type="string" calcext:value-type="string">
            <text:p>Perseus</text:p>
          </table:table-cell>
          <table:table-cell office:value-type="float" office:value="-1" calcext:value-type="float">
            <text:p>-1</text:p>
          </table:table-cell>
          <table:table-cell office:value-type="float" office:value="1.706667" calcext:value-type="float">
            <text:p>1,706667</text:p>
          </table:table-cell>
          <table:table-cell office:value-type="float" office:value="51.566667" calcext:value-type="float">
            <text:p>51,5666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‘ x 0‘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Planetarischer Nebel</text:p>
          </table:table-cell>
          <table:table-cell office:value-type="float" office:value="76" calcext:value-type="float">
            <text:p>76</text:p>
          </table:table-cell>
          <table:table-cell office:value-type="float" office:value="650" calcext:value-type="float">
            <text:p>650</text:p>
          </table:table-cell>
          <table:table-cell office:value-type="time" office:time-value="PT01H28M43S" calcext:value-type="time">
            <text:p>01:28:43</text:p>
          </table:table-cell>
          <table:table-cell office:value-type="time" office:time-value="PT50H28M48S" calcext:value-type="time">
            <text:p>50:28:48</text:p>
          </table:table-cell>
          <table:table-cell office:value-type="string" calcext:value-type="string">
            <text:p>Oct-21-178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77 </text:p>
          </table:table-cell>
          <table:table-cell office:value-type="string" calcext:value-type="string">
            <text:p>Cetus</text:p>
          </table:table-cell>
          <table:table-cell office:value-type="string" calcext:value-type="string">
            <text:p>Walfisch</text:p>
          </table:table-cell>
          <table:table-cell office:value-type="float" office:value="-1" calcext:value-type="float">
            <text:p>-1</text:p>
          </table:table-cell>
          <table:table-cell office:value-type="float" office:value="2.711667" calcext:value-type="float">
            <text:p>2,711667</text:p>
          </table:table-cell>
          <table:table-cell office:value-type="float" office:value="-0.016667" calcext:value-type="float">
            <text:p>-0,016667</text:p>
          </table:table-cell>
          <table:table-cell office:value-type="float" office:value="8.91" calcext:value-type="float">
            <text:p>8,91</text:p>
          </table:table-cell>
          <table:table-cell office:value-type="string" calcext:value-type="string">
            <text:p>7,1´ × 6,0´</text:p>
          </table:table-cell>
          <table:table-cell office:value-type="float" office:value="52000000" calcext:value-type="float">
            <text:p>52000000</text:p>
          </table:table-cell>
          <table:table-cell office:value-type="string" calcext:value-type="string">
            <text:p>Spiralgalaxie</text:p>
          </table:table-cell>
          <table:table-cell office:value-type="float" office:value="77" calcext:value-type="float">
            <text:p>77</text:p>
          </table:table-cell>
          <table:table-cell office:value-type="float" office:value="1068" calcext:value-type="float">
            <text:p>1068</text:p>
          </table:table-cell>
          <table:table-cell office:value-type="time" office:time-value="PT02H31M30S" calcext:value-type="time">
            <text:p>02:31:30</text:p>
          </table:table-cell>
          <table:table-cell office:value-type="time" office:time-value="-PT00H57M43S" calcext:value-type="time">
            <text:p>-00:57:43</text:p>
          </table:table-cell>
          <table:table-cell office:value-type="string" calcext:value-type="string">
            <text:p>Dec-17-17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78 </text:p>
          </table:table-cell>
          <table:table-cell table:number-columns-repeated="2" office:value-type="string" calcext:value-type="string">
            <text:p>Orion</text:p>
          </table:table-cell>
          <table:table-cell office:value-type="float" office:value="-1" calcext:value-type="float">
            <text:p>-1</text:p>
          </table:table-cell>
          <table:table-cell office:value-type="float" office:value="5.778333" calcext:value-type="float">
            <text:p>5,778333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´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Reflexionsnebel</text:p>
          </table:table-cell>
          <table:table-cell office:value-type="float" office:value="78" calcext:value-type="float">
            <text:p>78</text:p>
          </table:table-cell>
          <table:table-cell office:value-type="float" office:value="2068" calcext:value-type="float">
            <text:p>2068</text:p>
          </table:table-cell>
          <table:table-cell office:value-type="time" office:time-value="PT05H35M34S" calcext:value-type="time">
            <text:p>05:35:34</text:p>
          </table:table-cell>
          <table:table-cell office:value-type="time" office:time-value="-PT00H01M23S" calcext:value-type="time">
            <text:p>-00:01:23</text:p>
          </table:table-cell>
          <table:table-cell office:value-type="string" calcext:value-type="string">
            <text:p>Dec-17-17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79 </text:p>
          </table:table-cell>
          <table:table-cell office:value-type="string" calcext:value-type="string">
            <text:p>Lepus</text:p>
          </table:table-cell>
          <table:table-cell office:value-type="string" calcext:value-type="string">
            <text:p>Hase</text:p>
          </table:table-cell>
          <table:table-cell office:value-type="float" office:value="-1" calcext:value-type="float">
            <text:p>-1</text:p>
          </table:table-cell>
          <table:table-cell office:value-type="float" office:value="5.408333" calcext:value-type="float">
            <text:p>5,408333</text:p>
          </table:table-cell>
          <table:table-cell office:value-type="float" office:value="-24.55" calcext:value-type="float">
            <text:p>-24,55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9,6´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Kugelsternhaufen</text:p>
          </table:table-cell>
          <table:table-cell office:value-type="float" office:value="79" calcext:value-type="float">
            <text:p>79</text:p>
          </table:table-cell>
          <table:table-cell office:value-type="float" office:value="1904" calcext:value-type="float">
            <text:p>1904</text:p>
          </table:table-cell>
          <table:table-cell office:value-type="time" office:time-value="PT05H15M16S" calcext:value-type="time">
            <text:p>05:15:16</text:p>
          </table:table-cell>
          <table:table-cell office:value-type="time" office:time-value="-PT24H42M57S" calcext:value-type="time">
            <text:p>-24:42:57</text:p>
          </table:table-cell>
          <table:table-cell office:value-type="string" calcext:value-type="string">
            <text:p>Dec-17-17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80 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Skorpion</text:p>
          </table:table-cell>
          <table:table-cell office:value-type="float" office:value="-1" calcext:value-type="float">
            <text:p>-1</text:p>
          </table:table-cell>
          <table:table-cell office:value-type="float" office:value="16.283333" calcext:value-type="float">
            <text:p>16,283333</text:p>
          </table:table-cell>
          <table:table-cell office:value-type="float" office:value="-22.983333" calcext:value-type="float">
            <text:p>-22,983333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5,1´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Kugelsternhaufen</text:p>
          </table:table-cell>
          <table:table-cell office:value-type="float" office:value="80" calcext:value-type="float">
            <text:p>80</text:p>
          </table:table-cell>
          <table:table-cell office:value-type="float" office:value="6093" calcext:value-type="float">
            <text:p>6093</text:p>
          </table:table-cell>
          <table:table-cell office:value-type="time" office:time-value="PT16H04M00S" calcext:value-type="time">
            <text:p>16:04:00</text:p>
          </table:table-cell>
          <table:table-cell office:value-type="time" office:time-value="-PT22H25M13S" calcext:value-type="time">
            <text:p>-22:25:13</text:p>
          </table:table-cell>
          <table:table-cell office:value-type="string" calcext:value-type="string">
            <text:p>Jan-04-17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81 </text:p>
          </table:table-cell>
          <table:table-cell office:value-type="string" calcext:value-type="string">
            <text:p>Ursa Maior</text:p>
          </table:table-cell>
          <table:table-cell office:value-type="string" calcext:value-type="string">
            <text:p>Große Bär</text:p>
          </table:table-cell>
          <table:table-cell office:value-type="float" office:value="-1" calcext:value-type="float">
            <text:p>-1</text:p>
          </table:table-cell>
          <table:table-cell office:value-type="float" office:value="9.926667" calcext:value-type="float">
            <text:p>9,926667</text:p>
          </table:table-cell>
          <table:table-cell office:value-type="float" office:value="69.066667" calcext:value-type="float">
            <text:p>69,0666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‘ x 0‘</text:p>
          </table:table-cell>
          <table:table-cell office:value-type="float" office:value="9800000" calcext:value-type="float">
            <text:p>9800000</text:p>
          </table:table-cell>
          <table:table-cell office:value-type="string" calcext:value-type="string">
            <text:p>Spiralgalaxie</text:p>
          </table:table-cell>
          <table:table-cell office:value-type="float" office:value="81" calcext:value-type="float">
            <text:p>81</text:p>
          </table:table-cell>
          <table:table-cell office:value-type="float" office:value="3031" calcext:value-type="float">
            <text:p>3031</text:p>
          </table:table-cell>
          <table:table-cell office:value-type="time" office:time-value="PT09H37M51S" calcext:value-type="time">
            <text:p>09:37:51</text:p>
          </table:table-cell>
          <table:table-cell office:value-type="time" office:time-value="PT70H07M24S" calcext:value-type="time">
            <text:p>70:07:24</text:p>
          </table:table-cell>
          <table:table-cell office:value-type="string" calcext:value-type="string">
            <text:p>Feb-09-17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82 </text:p>
          </table:table-cell>
          <table:table-cell office:value-type="string" calcext:value-type="string">
            <text:p>Ursa Maior</text:p>
          </table:table-cell>
          <table:table-cell office:value-type="string" calcext:value-type="string">
            <text:p>Große Bär</text:p>
          </table:table-cell>
          <table:table-cell office:value-type="float" office:value="-1" calcext:value-type="float">
            <text:p>-1</text:p>
          </table:table-cell>
          <table:table-cell office:value-type="float" office:value="9.93" calcext:value-type="float">
            <text:p>9,93</text:p>
          </table:table-cell>
          <table:table-cell office:value-type="float" office:value="69.683333" calcext:value-type="float">
            <text:p>69,683333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11´ × 4,3´</text:p>
          </table:table-cell>
          <table:table-cell office:value-type="float" office:value="9800000" calcext:value-type="float">
            <text:p>9800000</text:p>
          </table:table-cell>
          <table:table-cell office:value-type="string" calcext:value-type="string">
            <text:p>aktive Galaxie</text:p>
          </table:table-cell>
          <table:table-cell office:value-type="float" office:value="82" calcext:value-type="float">
            <text:p>82</text:p>
          </table:table-cell>
          <table:table-cell office:value-type="float" office:value="3034" calcext:value-type="float">
            <text:p>3034</text:p>
          </table:table-cell>
          <table:table-cell office:value-type="time" office:time-value="PT09H37M57S" calcext:value-type="time">
            <text:p>09:37:57</text:p>
          </table:table-cell>
          <table:table-cell office:value-type="time" office:time-value="PT70H44M27S" calcext:value-type="time">
            <text:p>70:44:27</text:p>
          </table:table-cell>
          <table:table-cell office:value-type="string" calcext:value-type="string">
            <text:p>Feb-09-17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83 </text:p>
          </table:table-cell>
          <table:table-cell office:value-type="string" calcext:value-type="string">
            <text:p>Hydra</text:p>
          </table:table-cell>
          <table:table-cell office:value-type="string" calcext:value-type="string">
            <text:p>Wasserschlange</text:p>
          </table:table-cell>
          <table:table-cell office:value-type="float" office:value="-1" calcext:value-type="float">
            <text:p>-1</text:p>
          </table:table-cell>
          <table:table-cell office:value-type="float" office:value="13.616667" calcext:value-type="float">
            <text:p>13,616667</text:p>
          </table:table-cell>
          <table:table-cell office:value-type="float" office:value="-29.866667" calcext:value-type="float">
            <text:p>-29,866667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13´</text:p>
          </table:table-cell>
          <table:table-cell office:value-type="float" office:value="13000000" calcext:value-type="float">
            <text:p>13000000</text:p>
          </table:table-cell>
          <table:table-cell office:value-type="string" calcext:value-type="string">
            <text:p>Spiralgalaxie</text:p>
          </table:table-cell>
          <table:table-cell office:value-type="float" office:value="83" calcext:value-type="float">
            <text:p>83</text:p>
          </table:table-cell>
          <table:table-cell office:value-type="float" office:value="5236" calcext:value-type="float">
            <text:p>5236</text:p>
          </table:table-cell>
          <table:table-cell office:value-type="time" office:time-value="PT13H24M33S" calcext:value-type="time">
            <text:p>13:24:33</text:p>
          </table:table-cell>
          <table:table-cell office:value-type="time" office:time-value="-PT28H42M27S" calcext:value-type="time">
            <text:p>-28:42:27</text:p>
          </table:table-cell>
          <table:table-cell office:value-type="string" calcext:value-type="string">
            <text:p>Feb-17-17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84 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Jungfrau</text:p>
          </table:table-cell>
          <table:table-cell office:value-type="float" office:value="-1" calcext:value-type="float">
            <text:p>-1</text:p>
          </table:table-cell>
          <table:table-cell office:value-type="float" office:value="12.418333" calcext:value-type="float">
            <text:p>12,418333</text:p>
          </table:table-cell>
          <table:table-cell office:value-type="float" office:value="12.883333" calcext:value-type="float">
            <text:p>12,883333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7´</text:p>
          </table:table-cell>
          <table:table-cell office:value-type="float" office:value="36000000" calcext:value-type="float">
            <text:p>36000000</text:p>
          </table:table-cell>
          <table:table-cell office:value-type="string" calcext:value-type="string">
            <text:p>elliptische Galaxie</text:p>
          </table:table-cell>
          <table:table-cell office:value-type="float" office:value="84" calcext:value-type="float">
            <text:p>84</text:p>
          </table:table-cell>
          <table:table-cell office:value-type="float" office:value="4374" calcext:value-type="float">
            <text:p>4374</text:p>
          </table:table-cell>
          <table:table-cell office:value-type="time" office:time-value="PT12H14M01S" calcext:value-type="time">
            <text:p>12:14:01</text:p>
          </table:table-cell>
          <table:table-cell table:style-name="ce1" office:value-type="time" office:time-value="PT14H07M01S" calcext:value-type="time">
            <text:p>14:07:01</text:p>
          </table:table-cell>
          <table:table-cell office:value-type="string" calcext:value-type="string">
            <text:p>Mar-18-17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85 </text:p>
          </table:table-cell>
          <table:table-cell office:value-type="string" calcext:value-type="string">
            <text:p>Coma Berenices</text:p>
          </table:table-cell>
          <table:table-cell office:value-type="string" calcext:value-type="string">
            <text:p>Haar der Berenike</text:p>
          </table:table-cell>
          <table:table-cell office:value-type="float" office:value="-1" calcext:value-type="float">
            <text:p>-1</text:p>
          </table:table-cell>
          <table:table-cell office:value-type="float" office:value="12.423333" calcext:value-type="float">
            <text:p>12,423333</text:p>
          </table:table-cell>
          <table:table-cell office:value-type="float" office:value="18.183333" calcext:value-type="float">
            <text:p>18,183333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7´</text:p>
          </table:table-cell>
          <table:table-cell office:value-type="float" office:value="36000000" calcext:value-type="float">
            <text:p>36000000</text:p>
          </table:table-cell>
          <table:table-cell office:value-type="string" calcext:value-type="string">
            <text:p>elliptische Galaxie</text:p>
          </table:table-cell>
          <table:table-cell office:value-type="float" office:value="85" calcext:value-type="float">
            <text:p>85</text:p>
          </table:table-cell>
          <table:table-cell office:value-type="float" office:value="4382" calcext:value-type="float">
            <text:p>4382</text:p>
          </table:table-cell>
          <table:table-cell office:value-type="time" office:time-value="PT12H14M21S" calcext:value-type="time">
            <text:p>12:14:21</text:p>
          </table:table-cell>
          <table:table-cell table:style-name="ce1" office:value-type="time" office:time-value="PT19H24M26S" calcext:value-type="time">
            <text:p>19:24:26</text:p>
          </table:table-cell>
          <table:table-cell office:value-type="string" calcext:value-type="string">
            <text:p>Mar-18-178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86 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Jungfrau</text:p>
          </table:table-cell>
          <table:table-cell office:value-type="float" office:value="-1" calcext:value-type="float">
            <text:p>-1</text:p>
          </table:table-cell>
          <table:table-cell office:value-type="float" office:value="12.436667" calcext:value-type="float">
            <text:p>12,436667</text:p>
          </table:table-cell>
          <table:table-cell office:value-type="float" office:value="12.95" calcext:value-type="float">
            <text:p>12,95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8,9´ × 5,8´</text:p>
          </table:table-cell>
          <table:table-cell office:value-type="float" office:value="36000000" calcext:value-type="float">
            <text:p>36000000</text:p>
          </table:table-cell>
          <table:table-cell office:value-type="string" calcext:value-type="string">
            <text:p>elliptische Galaxie</text:p>
          </table:table-cell>
          <table:table-cell office:value-type="float" office:value="86" calcext:value-type="float">
            <text:p>86</text:p>
          </table:table-cell>
          <table:table-cell office:value-type="float" office:value="4406" calcext:value-type="float">
            <text:p>4406</text:p>
          </table:table-cell>
          <table:table-cell office:value-type="time" office:time-value="PT12H15M05S" calcext:value-type="time">
            <text:p>12:15:05</text:p>
          </table:table-cell>
          <table:table-cell table:style-name="ce1" office:value-type="time" office:time-value="PT14H09M52S" calcext:value-type="time">
            <text:p>14:09:52</text:p>
          </table:table-cell>
          <table:table-cell office:value-type="string" calcext:value-type="string">
            <text:p>Mar-18-17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87 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Jungfrau</text:p>
          </table:table-cell>
          <table:table-cell office:value-type="float" office:value="-1" calcext:value-type="float">
            <text:p>-1</text:p>
          </table:table-cell>
          <table:table-cell office:value-type="float" office:value="12.513333" calcext:value-type="float">
            <text:p>12,513333</text:p>
          </table:table-cell>
          <table:table-cell office:value-type="float" office:value="12.4" calcext:value-type="float">
            <text:p>12,4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8,7´</text:p>
          </table:table-cell>
          <table:table-cell office:value-type="float" office:value="36000000" calcext:value-type="float">
            <text:p>36000000</text:p>
          </table:table-cell>
          <table:table-cell office:value-type="string" calcext:value-type="string">
            <text:p>elliptische Galaxie</text:p>
          </table:table-cell>
          <table:table-cell office:value-type="float" office:value="87" calcext:value-type="float">
            <text:p>87</text:p>
          </table:table-cell>
          <table:table-cell office:value-type="float" office:value="4486" calcext:value-type="float">
            <text:p>4486</text:p>
          </table:table-cell>
          <table:table-cell office:value-type="time" office:time-value="PT12H19M48S" calcext:value-type="time">
            <text:p>12:19:48</text:p>
          </table:table-cell>
          <table:table-cell table:style-name="ce1" office:value-type="time" office:time-value="PT13H38M01S" calcext:value-type="time">
            <text:p>13:38:01</text:p>
          </table:table-cell>
          <table:table-cell office:value-type="string" calcext:value-type="string">
            <text:p>Mar-18-17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88 </text:p>
          </table:table-cell>
          <table:table-cell office:value-type="string" calcext:value-type="string">
            <text:p>Coma Berenices</text:p>
          </table:table-cell>
          <table:table-cell office:value-type="string" calcext:value-type="string">
            <text:p>Haar der Berenike</text:p>
          </table:table-cell>
          <table:table-cell office:value-type="float" office:value="-1" calcext:value-type="float">
            <text:p>-1</text:p>
          </table:table-cell>
          <table:table-cell office:value-type="float" office:value="12.533333" calcext:value-type="float">
            <text:p>12,533333</text:p>
          </table:table-cell>
          <table:table-cell office:value-type="float" office:value="14.416667" calcext:value-type="float">
            <text:p>14,416667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7´ x 3,5´</text:p>
          </table:table-cell>
          <table:table-cell office:value-type="float" office:value="36000000" calcext:value-type="float">
            <text:p>36000000</text:p>
          </table:table-cell>
          <table:table-cell office:value-type="string" calcext:value-type="string">
            <text:p>Spiralgalaxie</text:p>
          </table:table-cell>
          <table:table-cell office:value-type="float" office:value="88" calcext:value-type="float">
            <text:p>88</text:p>
          </table:table-cell>
          <table:table-cell office:value-type="float" office:value="4501" calcext:value-type="float">
            <text:p>4501</text:p>
          </table:table-cell>
          <table:table-cell office:value-type="time" office:time-value="PT12H21M03S" calcext:value-type="time">
            <text:p>12:21:03</text:p>
          </table:table-cell>
          <table:table-cell table:style-name="ce1" office:value-type="time" office:time-value="PT15H37M51S" calcext:value-type="time">
            <text:p>15:37:51</text:p>
          </table:table-cell>
          <table:table-cell office:value-type="string" calcext:value-type="string">
            <text:p>Mar-18-17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89 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Jungfrau</text:p>
          </table:table-cell>
          <table:table-cell office:value-type="float" office:value="-1" calcext:value-type="float">
            <text:p>-1</text:p>
          </table:table-cell>
          <table:table-cell office:value-type="float" office:value="12.595" calcext:value-type="float">
            <text:p>12,595</text:p>
          </table:table-cell>
          <table:table-cell office:value-type="float" office:value="12.55" calcext:value-type="float">
            <text:p>12,55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5´</text:p>
          </table:table-cell>
          <table:table-cell office:value-type="float" office:value="36000000" calcext:value-type="float">
            <text:p>36000000</text:p>
          </table:table-cell>
          <table:table-cell office:value-type="string" calcext:value-type="string">
            <text:p>elliptische Galaxie</text:p>
          </table:table-cell>
          <table:table-cell office:value-type="float" office:value="89" calcext:value-type="float">
            <text:p>89</text:p>
          </table:table-cell>
          <table:table-cell office:value-type="float" office:value="4552" calcext:value-type="float">
            <text:p>4552</text:p>
          </table:table-cell>
          <table:table-cell office:value-type="time" office:time-value="PT12H24M38S" calcext:value-type="time">
            <text:p>12:24:38</text:p>
          </table:table-cell>
          <table:table-cell table:style-name="ce1" office:value-type="time" office:time-value="PT13H46M49S" calcext:value-type="time">
            <text:p>13:46:49</text:p>
          </table:table-cell>
          <table:table-cell office:value-type="string" calcext:value-type="string">
            <text:p>Mar-18-17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90 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Jungfrau</text:p>
          </table:table-cell>
          <table:table-cell office:value-type="float" office:value="-1" calcext:value-type="float">
            <text:p>-1</text:p>
          </table:table-cell>
          <table:table-cell office:value-type="float" office:value="12.613333" calcext:value-type="float">
            <text:p>12,613333</text:p>
          </table:table-cell>
          <table:table-cell office:value-type="float" office:value="13.166667" calcext:value-type="float">
            <text:p>13,166667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10´ × 3´</text:p>
          </table:table-cell>
          <table:table-cell office:value-type="float" office:value="36000000" calcext:value-type="float">
            <text:p>36000000</text:p>
          </table:table-cell>
          <table:table-cell office:value-type="string" calcext:value-type="string">
            <text:p>Spiralgalaxie</text:p>
          </table:table-cell>
          <table:table-cell office:value-type="float" office:value="90" calcext:value-type="float">
            <text:p>90</text:p>
          </table:table-cell>
          <table:table-cell office:value-type="float" office:value="4569" calcext:value-type="float">
            <text:p>4569</text:p>
          </table:table-cell>
          <table:table-cell office:value-type="time" office:time-value="PT12H25M48S" calcext:value-type="time">
            <text:p>12:25:48</text:p>
          </table:table-cell>
          <table:table-cell table:style-name="ce1" office:value-type="time" office:time-value="PT14H22M50S" calcext:value-type="time">
            <text:p>14:22:50</text:p>
          </table:table-cell>
          <table:table-cell office:value-type="string" calcext:value-type="string">
            <text:p>Mar-18-17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91 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2.59" calcext:value-type="float">
            <text:p>12,59</text:p>
          </table:table-cell>
          <table:table-cell office:value-type="float" office:value="14.5" calcext:value-type="float">
            <text:p>14,5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5,4´ x 4,3´</text:p>
          </table:table-cell>
          <table:table-cell/>
          <table:table-cell office:value-type="string" calcext:value-type="string">
            <text:p>Spiralgalaxie</text:p>
          </table:table-cell>
          <table:table-cell office:value-type="float" office:value="91" calcext:value-type="float">
            <text:p>91</text:p>
          </table:table-cell>
          <table:table-cell office:value-type="float" office:value="4548" calcext:value-type="float">
            <text:p>4548</text:p>
          </table:table-cell>
          <table:table-cell office:value-type="time" office:time-value="PT12H26M28S" calcext:value-type="time">
            <text:p>12:26:28</text:p>
          </table:table-cell>
          <table:table-cell table:style-name="ce1" office:value-type="time" office:time-value="PT14H57M06S" calcext:value-type="time">
            <text:p>14:57:06</text:p>
          </table:table-cell>
          <table:table-cell office:value-type="string" calcext:value-type="string">
            <text:p>Mar-18-178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92 </text:p>
          </table:table-cell>
          <table:table-cell office:value-type="string" calcext:value-type="string">
            <text:p>Hercules</text:p>
          </table:table-cell>
          <table:table-cell office:value-type="string" calcext:value-type="string">
            <text:p>Herkules</text:p>
          </table:table-cell>
          <table:table-cell office:value-type="float" office:value="-1" calcext:value-type="float">
            <text:p>-1</text:p>
          </table:table-cell>
          <table:table-cell office:value-type="float" office:value="17.285" calcext:value-type="float">
            <text:p>17,285</text:p>
          </table:table-cell>
          <table:table-cell office:value-type="float" office:value="43.133333" calcext:value-type="float">
            <text:p>43,1333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‘ x 0‘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Kugelsternhaufen</text:p>
          </table:table-cell>
          <table:table-cell office:value-type="float" office:value="92" calcext:value-type="float">
            <text:p>92</text:p>
          </table:table-cell>
          <table:table-cell office:value-type="float" office:value="6341" calcext:value-type="float">
            <text:p>6341</text:p>
          </table:table-cell>
          <table:table-cell office:value-type="time" office:time-value="PT17H10M32S" calcext:value-type="time">
            <text:p>17:10:32</text:p>
          </table:table-cell>
          <table:table-cell office:value-type="time" office:time-value="PT43H21M59S" calcext:value-type="time">
            <text:p>43:21:59</text:p>
          </table:table-cell>
          <table:table-cell office:value-type="string" calcext:value-type="string">
            <text:p>Mar-18-17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93 </text:p>
          </table:table-cell>
          <table:table-cell office:value-type="string" calcext:value-type="string">
            <text:p>Argo Navi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7.743333" calcext:value-type="float">
            <text:p>7,743333</text:p>
          </table:table-cell>
          <table:table-cell office:value-type="float" office:value="-23.866667" calcext:value-type="float">
            <text:p>-23,866667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22´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ffener Sternhaufen</text:p>
          </table:table-cell>
          <table:table-cell office:value-type="float" office:value="93" calcext:value-type="float">
            <text:p>93</text:p>
          </table:table-cell>
          <table:table-cell office:value-type="float" office:value="2447" calcext:value-type="float">
            <text:p>2447</text:p>
          </table:table-cell>
          <table:table-cell office:value-type="time" office:time-value="PT07H35M14S" calcext:value-type="time">
            <text:p>07:35:14</text:p>
          </table:table-cell>
          <table:table-cell office:value-type="time" office:time-value="-PT23H19M45S" calcext:value-type="time">
            <text:p>-23:19:45</text:p>
          </table:table-cell>
          <table:table-cell office:value-type="string" calcext:value-type="string">
            <text:p>Mar-20-17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94 </text:p>
          </table:table-cell>
          <table:table-cell office:value-type="string" calcext:value-type="string">
            <text:p>Canes Venatici</text:p>
          </table:table-cell>
          <table:table-cell office:value-type="string" calcext:value-type="string">
            <text:p>Jagdhunde</text:p>
          </table:table-cell>
          <table:table-cell office:value-type="float" office:value="-1" calcext:value-type="float">
            <text:p>-1</text:p>
          </table:table-cell>
          <table:table-cell office:value-type="float" office:value="12.848333" calcext:value-type="float">
            <text:p>12,848333</text:p>
          </table:table-cell>
          <table:table-cell office:value-type="float" office:value="41.116667" calcext:value-type="float">
            <text:p>41,116667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12,3´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Spiralgalaxie</text:p>
          </table:table-cell>
          <table:table-cell office:value-type="float" office:value="94" calcext:value-type="float">
            <text:p>94</text:p>
          </table:table-cell>
          <table:table-cell office:value-type="float" office:value="4736" calcext:value-type="float">
            <text:p>4736</text:p>
          </table:table-cell>
          <table:table-cell office:value-type="time" office:time-value="PT12H40M43S" calcext:value-type="time">
            <text:p>12:40:43</text:p>
          </table:table-cell>
          <table:table-cell office:value-type="time" office:time-value="PT42H18M43S" calcext:value-type="time">
            <text:p>42:18:43</text:p>
          </table:table-cell>
          <table:table-cell office:value-type="string" calcext:value-type="string">
            <text:p>Mar-24-17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95 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öwe</text:p>
          </table:table-cell>
          <table:table-cell office:value-type="float" office:value="-1" calcext:value-type="float">
            <text:p>-1</text:p>
          </table:table-cell>
          <table:table-cell office:value-type="float" office:value="10.733333" calcext:value-type="float">
            <text:p>10,733333</text:p>
          </table:table-cell>
          <table:table-cell office:value-type="float" office:value="11.7" calcext:value-type="float">
            <text:p>11,7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7,7´ × 5,3´</text:p>
          </table:table-cell>
          <table:table-cell office:value-type="float" office:value="29000000" calcext:value-type="float">
            <text:p>29000000</text:p>
          </table:table-cell>
          <table:table-cell office:value-type="string" calcext:value-type="string">
            <text:p>Spiralgalaxie</text:p>
          </table:table-cell>
          <table:table-cell office:value-type="float" office:value="95" calcext:value-type="float">
            <text:p>95</text:p>
          </table:table-cell>
          <table:table-cell office:value-type="float" office:value="3351" calcext:value-type="float">
            <text:p>3351</text:p>
          </table:table-cell>
          <table:table-cell office:value-type="time" office:time-value="PT10H32M12S" calcext:value-type="time">
            <text:p>10:32:12</text:p>
          </table:table-cell>
          <table:table-cell table:style-name="ce1" office:value-type="time" office:time-value="PT12H50M21S" calcext:value-type="time">
            <text:p>12:50:21</text:p>
          </table:table-cell>
          <table:table-cell office:value-type="string" calcext:value-type="string">
            <text:p>Mar-24-17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96 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öwe</text:p>
          </table:table-cell>
          <table:table-cell office:value-type="float" office:value="-1" calcext:value-type="float">
            <text:p>-1</text:p>
          </table:table-cell>
          <table:table-cell office:value-type="float" office:value="10.78" calcext:value-type="float">
            <text:p>10,78</text:p>
          </table:table-cell>
          <table:table-cell office:value-type="float" office:value="11.816667" calcext:value-type="float">
            <text:p>11,816667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7,8´ × 5,2´</text:p>
          </table:table-cell>
          <table:table-cell office:value-type="float" office:value="29000000" calcext:value-type="float">
            <text:p>29000000</text:p>
          </table:table-cell>
          <table:table-cell office:value-type="string" calcext:value-type="string">
            <text:p>Spiralgalaxie</text:p>
          </table:table-cell>
          <table:table-cell office:value-type="float" office:value="96" calcext:value-type="float">
            <text:p>96</text:p>
          </table:table-cell>
          <table:table-cell office:value-type="float" office:value="3368" calcext:value-type="float">
            <text:p>3368</text:p>
          </table:table-cell>
          <table:table-cell office:value-type="time" office:time-value="PT10H35M05S" calcext:value-type="time">
            <text:p>10:35:05</text:p>
          </table:table-cell>
          <table:table-cell table:style-name="ce1" office:value-type="time" office:time-value="PT12H58M09S" calcext:value-type="time">
            <text:p>12:58:09</text:p>
          </table:table-cell>
          <table:table-cell office:value-type="string" calcext:value-type="string">
            <text:p>Mar-24-17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97 Eulen-Nebel</text:p>
          </table:table-cell>
          <table:table-cell office:value-type="string" calcext:value-type="string">
            <text:p>Ursa Maior</text:p>
          </table:table-cell>
          <table:table-cell office:value-type="string" calcext:value-type="string">
            <text:p>Großer Bär</text:p>
          </table:table-cell>
          <table:table-cell office:value-type="float" office:value="-1" calcext:value-type="float">
            <text:p>-1</text:p>
          </table:table-cell>
          <table:table-cell office:value-type="float" office:value="11.246667" calcext:value-type="float">
            <text:p>11,246667</text:p>
          </table:table-cell>
          <table:table-cell office:value-type="float" office:value="55.016667" calcext:value-type="float">
            <text:p>55,016667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3,2´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Planetarischer Nebel</text:p>
          </table:table-cell>
          <table:table-cell office:value-type="float" office:value="97" calcext:value-type="float">
            <text:p>97</text:p>
          </table:table-cell>
          <table:table-cell office:value-type="float" office:value="358" calcext:value-type="float">
            <text:p>358</text:p>
          </table:table-cell>
          <table:table-cell office:value-type="time" office:time-value="PT11H01M15S" calcext:value-type="time">
            <text:p>11:01:15</text:p>
          </table:table-cell>
          <table:table-cell office:value-type="time" office:time-value="PT56H13M30S" calcext:value-type="time">
            <text:p>56:13:30</text:p>
          </table:table-cell>
          <table:table-cell office:value-type="string" calcext:value-type="string">
            <text:p>Mar-24-17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98 </text:p>
          </table:table-cell>
          <table:table-cell office:value-type="string" calcext:value-type="string">
            <text:p>Coma Berenices</text:p>
          </table:table-cell>
          <table:table-cell office:value-type="string" calcext:value-type="string">
            <text:p>Haar der Berenike</text:p>
          </table:table-cell>
          <table:table-cell office:value-type="float" office:value="-1" calcext:value-type="float">
            <text:p>-1</text:p>
          </table:table-cell>
          <table:table-cell office:value-type="float" office:value="12.23" calcext:value-type="float">
            <text:p>12,23</text:p>
          </table:table-cell>
          <table:table-cell office:value-type="float" office:value="14.9" calcext:value-type="float">
            <text:p>14,9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9´ x 2´</text:p>
          </table:table-cell>
          <table:table-cell office:value-type="float" office:value="36000000" calcext:value-type="float">
            <text:p>36000000</text:p>
          </table:table-cell>
          <table:table-cell office:value-type="string" calcext:value-type="string">
            <text:p>Spiralgalaxie</text:p>
          </table:table-cell>
          <table:table-cell office:value-type="float" office:value="98" calcext:value-type="float">
            <text:p>98</text:p>
          </table:table-cell>
          <table:table-cell office:value-type="float" office:value="4192" calcext:value-type="float">
            <text:p>4192</text:p>
          </table:table-cell>
          <table:table-cell office:value-type="time" office:time-value="PT12H03M23S" calcext:value-type="time">
            <text:p>12:03:23</text:p>
          </table:table-cell>
          <table:table-cell table:style-name="ce1" office:value-type="time" office:time-value="PT16H08M15S" calcext:value-type="time">
            <text:p>16:08:15</text:p>
          </table:table-cell>
          <table:table-cell office:value-type="string" calcext:value-type="string">
            <text:p>Apr-13-17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99 </text:p>
          </table:table-cell>
          <table:table-cell office:value-type="string" calcext:value-type="string">
            <text:p>Coma Berenices</text:p>
          </table:table-cell>
          <table:table-cell office:value-type="string" calcext:value-type="string">
            <text:p>Haar der Berenike</text:p>
          </table:table-cell>
          <table:table-cell office:value-type="float" office:value="-1" calcext:value-type="float">
            <text:p>-1</text:p>
          </table:table-cell>
          <table:table-cell office:value-type="float" office:value="12.313333" calcext:value-type="float">
            <text:p>12,313333</text:p>
          </table:table-cell>
          <table:table-cell office:value-type="float" office:value="14.416667" calcext:value-type="float">
            <text:p>14,416667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5,3´ x 4,3´</text:p>
          </table:table-cell>
          <table:table-cell office:value-type="float" office:value="36000000" calcext:value-type="float">
            <text:p>36000000</text:p>
          </table:table-cell>
          <table:table-cell office:value-type="string" calcext:value-type="string">
            <text:p>Spiralgalaxie</text:p>
          </table:table-cell>
          <table:table-cell office:value-type="float" office:value="99" calcext:value-type="float">
            <text:p>99</text:p>
          </table:table-cell>
          <table:table-cell office:value-type="float" office:value="4254" calcext:value-type="float">
            <text:p>4254</text:p>
          </table:table-cell>
          <table:table-cell office:value-type="time" office:time-value="PT12H07M41S" calcext:value-type="time">
            <text:p>12:07:41</text:p>
          </table:table-cell>
          <table:table-cell table:style-name="ce1" office:value-type="time" office:time-value="PT15H37M12S" calcext:value-type="time">
            <text:p>15:37:12</text:p>
          </table:table-cell>
          <table:table-cell office:value-type="string" calcext:value-type="string">
            <text:p>Apr-13-17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100 </text:p>
          </table:table-cell>
          <table:table-cell office:value-type="string" calcext:value-type="string">
            <text:p>Coma Berenices</text:p>
          </table:table-cell>
          <table:table-cell office:value-type="string" calcext:value-type="string">
            <text:p>Haar der Berenike</text:p>
          </table:table-cell>
          <table:table-cell office:value-type="float" office:value="-1" calcext:value-type="float">
            <text:p>-1</text:p>
          </table:table-cell>
          <table:table-cell office:value-type="float" office:value="12.381667" calcext:value-type="float">
            <text:p>12,381667</text:p>
          </table:table-cell>
          <table:table-cell office:value-type="float" office:value="15.816667" calcext:value-type="float">
            <text:p>15,816667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7,5´</text:p>
          </table:table-cell>
          <table:table-cell office:value-type="float" office:value="36000000" calcext:value-type="float">
            <text:p>36000000</text:p>
          </table:table-cell>
          <table:table-cell office:value-type="string" calcext:value-type="string">
            <text:p>Spiralgalaxie</text:p>
          </table:table-cell>
          <table:table-cell office:value-type="float" office:value="100" calcext:value-type="float">
            <text:p>100</text:p>
          </table:table-cell>
          <table:table-cell office:value-type="float" office:value="4321" calcext:value-type="float">
            <text:p>4321</text:p>
          </table:table-cell>
          <table:table-cell office:value-type="time" office:time-value="PT12H11M57S" calcext:value-type="time">
            <text:p>12:11:57</text:p>
          </table:table-cell>
          <table:table-cell table:style-name="ce1" office:value-type="time" office:time-value="PT16H59M21S" calcext:value-type="time">
            <text:p>16:59:21</text:p>
          </table:table-cell>
          <table:table-cell office:value-type="string" calcext:value-type="string">
            <text:p>Apr-13-17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101 Wagenrad-Galaxie</text:p>
          </table:table-cell>
          <table:table-cell office:value-type="string" calcext:value-type="string">
            <text:p>Ursa Maior</text:p>
          </table:table-cell>
          <table:table-cell office:value-type="string" calcext:value-type="string">
            <text:p>Großer Bär</text:p>
          </table:table-cell>
          <table:table-cell office:value-type="float" office:value="-1" calcext:value-type="float">
            <text:p>-1</text:p>
          </table:table-cell>
          <table:table-cell office:value-type="float" office:value="14.053333" calcext:value-type="float">
            <text:p>14,053333</text:p>
          </table:table-cell>
          <table:table-cell office:value-type="float" office:value="54.35" calcext:value-type="float">
            <text:p>54,35</text:p>
          </table:table-cell>
          <table:table-cell office:value-type="float" office:value="7.9" calcext:value-type="float">
            <text:p>7,9</text:p>
          </table:table-cell>
          <table:table-cell office:value-type="string" calcext:value-type="string">
            <text:p>28,5´</text:p>
          </table:table-cell>
          <table:table-cell office:value-type="float" office:value="9800000" calcext:value-type="float">
            <text:p>9800000</text:p>
          </table:table-cell>
          <table:table-cell office:value-type="string" calcext:value-type="string">
            <text:p>Spiralgalaxie</text:p>
          </table:table-cell>
          <table:table-cell office:value-type="float" office:value="101" calcext:value-type="float">
            <text:p>101</text:p>
          </table:table-cell>
          <table:table-cell office:value-type="float" office:value="5457" calcext:value-type="float">
            <text:p>5457</text:p>
          </table:table-cell>
          <table:table-cell office:value-type="time" office:time-value="PT13H43M28S" calcext:value-type="time">
            <text:p>13:43:28</text:p>
          </table:table-cell>
          <table:table-cell office:value-type="time" office:time-value="PT55H24M25S" calcext:value-type="time">
            <text:p>55:24:25</text:p>
          </table:table-cell>
          <table:table-cell office:value-type="string" calcext:value-type="string">
            <text:p>Mar-27-178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102 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5.108333" calcext:value-type="float">
            <text:p>15,108333</text:p>
          </table:table-cell>
          <table:table-cell office:value-type="float" office:value="55.766667" calcext:value-type="float">
            <text:p>55,766667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5,2´ × 2,3´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alaxi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office:value-type="time" office:time-value="PT14H40M00S" calcext:value-type="time">
            <text:p>14:40:00</text:p>
          </table:table-cell>
          <table:table-cell office:value-type="time" office:time-value="PT56H00M00S" calcext:value-type="time">
            <text:p>56:00:00</text:p>
          </table:table-cell>
          <table:table-cell office:value-type="string" calcext:value-type="string">
            <text:p>prob. 1781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103 </text:p>
          </table:table-cell>
          <table:table-cell table:number-columns-repeated="2" office:value-type="string" calcext:value-type="string">
            <text:p>Cassiopeia</text:p>
          </table:table-cell>
          <table:table-cell office:value-type="float" office:value="-1" calcext:value-type="float">
            <text:p>-1</text:p>
          </table:table-cell>
          <table:table-cell office:value-type="float" office:value="1.553333" calcext:value-type="float">
            <text:p>1,553333</text:p>
          </table:table-cell>
          <table:table-cell office:value-type="float" office:value="60.7" calcext:value-type="float">
            <text:p>60,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‘ x 0‘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offener Sternhaufen</text:p>
          </table:table-cell>
          <table:table-cell office:value-type="float" office:value="103" calcext:value-type="float">
            <text:p>103</text:p>
          </table:table-cell>
          <table:table-cell office:value-type="float" office:value="581" calcext:value-type="float">
            <text:p>581</text:p>
          </table:table-cell>
          <table:table-cell office:value-type="time" office:time-value="PT01H20M00S" calcext:value-type="time">
            <text:p>01:20:00</text:p>
          </table:table-cell>
          <table:table-cell office:value-type="time" office:time-value="PT61H00M00S" calcext:value-type="time">
            <text:p>61:00:00</text:p>
          </table:table-cell>
          <table:table-cell office:value-type="string" calcext:value-type="string">
            <text:p>prob. 1781)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104 Sombrero-Galaxie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Jungfrau</text:p>
          </table:table-cell>
          <table:table-cell office:value-type="float" office:value="-1" calcext:value-type="float">
            <text:p>-1</text:p>
          </table:table-cell>
          <table:table-cell office:value-type="float" office:value="12.666667" calcext:value-type="float">
            <text:p>12,666667</text:p>
          </table:table-cell>
          <table:table-cell office:value-type="float" office:value="-11.616667" calcext:value-type="float">
            <text:p>-11,61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´ × 4´</text:p>
          </table:table-cell>
          <table:table-cell office:value-type="float" office:value="14000000" calcext:value-type="float">
            <text:p>14000000</text:p>
          </table:table-cell>
          <table:table-cell office:value-type="string" calcext:value-type="string">
            <text:p>Spiralgalaxie</text:p>
          </table:table-cell>
          <table:table-cell office:value-type="float" office:value="104" calcext:value-type="float">
            <text:p>104</text:p>
          </table:table-cell>
          <table:table-cell office:value-type="float" office:value="4594" calcext:value-type="float">
            <text:p>4594</text:p>
          </table:table-cell>
          <table:table-cell office:value-type="time" office:time-value="PT12H28M39S" calcext:value-type="time">
            <text:p>12:28:39</text:p>
          </table:table-cell>
          <table:table-cell office:value-type="time" office:time-value="-PT10H24M49S" calcext:value-type="time">
            <text:p>-10:24:49</text:p>
          </table:table-cell>
          <table:table-cell office:value-type="string" calcext:value-type="string">
            <text:p>May-11-17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105 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öwe</text:p>
          </table:table-cell>
          <table:table-cell office:value-type="float" office:value="-1" calcext:value-type="float">
            <text:p>-1</text:p>
          </table:table-cell>
          <table:table-cell office:value-type="float" office:value="10.796667" calcext:value-type="float">
            <text:p>10,796667</text:p>
          </table:table-cell>
          <table:table-cell office:value-type="float" office:value="12.583333" calcext:value-type="float">
            <text:p>12,583333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5,3´</text:p>
          </table:table-cell>
          <table:table-cell/>
          <table:table-cell office:value-type="string" calcext:value-type="string">
            <text:p>elliptische Galaxie</text:p>
          </table:table-cell>
          <table:table-cell office:value-type="float" office:value="105" calcext:value-type="float">
            <text:p>105</text:p>
          </table:table-cell>
          <table:table-cell office:value-type="float" office:value="3379" calcext:value-type="float">
            <text:p>3379</text:p>
          </table:table-cell>
          <table:table-cell table:style-name="Default"/>
          <table:table-cell table:style-name="Default" office:value-type="string" calcext:value-type="string">
            <text:p><text:s text:c="9"/></text:p>
          </table:table-cell>
          <table:table-cell office:value-type="string" calcext:value-type="string">
            <text:p>Mar-24-178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106 </text:p>
          </table:table-cell>
          <table:table-cell office:value-type="string" calcext:value-type="string">
            <text:p>Canes Venatici</text:p>
          </table:table-cell>
          <table:table-cell office:value-type="string" calcext:value-type="string">
            <text:p>Jagdhunde</text:p>
          </table:table-cell>
          <table:table-cell office:value-type="float" office:value="-1" calcext:value-type="float">
            <text:p>-1</text:p>
          </table:table-cell>
          <table:table-cell office:value-type="float" office:value="12.316667" calcext:value-type="float">
            <text:p>12,316667</text:p>
          </table:table-cell>
          <table:table-cell office:value-type="float" office:value="47.3" calcext:value-type="float">
            <text:p>47,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‘ x 0‘</text:p>
          </table:table-cell>
          <table:table-cell/>
          <table:table-cell office:value-type="string" calcext:value-type="string">
            <text:p>Spiralgalaxie</text:p>
          </table:table-cell>
          <table:table-cell office:value-type="float" office:value="106" calcext:value-type="float">
            <text:p>106</text:p>
          </table:table-cell>
          <table:table-cell office:value-type="float" office:value="4258" calcext:value-type="float">
            <text:p>4258</text:p>
          </table:table-cell>
          <table:table-cell table:style-name="Default"/>
          <table:table-cell table:style-name="Default" office:value-type="string" calcext:value-type="string">
            <text:p><text:s text:c="9"/></text:p>
          </table:table-cell>
          <table:table-cell office:value-type="string" calcext:value-type="string">
            <text:p>Jul-1781) <text:s/>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107 </text:p>
          </table:table-cell>
          <table:table-cell office:value-type="string" calcext:value-type="string">
            <text:p>Ophiuchus</text:p>
          </table:table-cell>
          <table:table-cell office:value-type="string" calcext:value-type="string">
            <text:p>Schlangenträger</text:p>
          </table:table-cell>
          <table:table-cell office:value-type="float" office:value="-1" calcext:value-type="float">
            <text:p>-1</text:p>
          </table:table-cell>
          <table:table-cell office:value-type="float" office:value="16.541667" calcext:value-type="float">
            <text:p>16,541667</text:p>
          </table:table-cell>
          <table:table-cell office:value-type="float" office:value="-13.05" calcext:value-type="float">
            <text:p>-13,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´</text:p>
          </table:table-cell>
          <table:table-cell/>
          <table:table-cell office:value-type="string" calcext:value-type="string">
            <text:p>Kugelsternhaufen</text:p>
          </table:table-cell>
          <table:table-cell office:value-type="float" office:value="107" calcext:value-type="float">
            <text:p>107</text:p>
          </table:table-cell>
          <table:table-cell office:value-type="float" office:value="6171" calcext:value-type="float">
            <text:p>6171</text:p>
          </table:table-cell>
          <table:table-cell table:style-name="Default"/>
          <table:table-cell table:style-name="Default" office:value-type="string" calcext:value-type="string">
            <text:p><text:s text:c="9"/></text:p>
          </table:table-cell>
          <table:table-cell office:value-type="string" calcext:value-type="string">
            <text:p>Apr-1782) <text:s/>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108 </text:p>
          </table:table-cell>
          <table:table-cell office:value-type="string" calcext:value-type="string">
            <text:p>Ursa Maior</text:p>
          </table:table-cell>
          <table:table-cell office:value-type="string" calcext:value-type="string">
            <text:p>Großer Bär</text:p>
          </table:table-cell>
          <table:table-cell office:value-type="float" office:value="-1" calcext:value-type="float">
            <text:p>-1</text:p>
          </table:table-cell>
          <table:table-cell office:value-type="float" office:value="11.191667" calcext:value-type="float">
            <text:p>11,191667</text:p>
          </table:table-cell>
          <table:table-cell office:value-type="float" office:value="55.666667" calcext:value-type="float">
            <text:p>55,6666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‘ x 0‘</text:p>
          </table:table-cell>
          <table:table-cell/>
          <table:table-cell office:value-type="string" calcext:value-type="string">
            <text:p>Spiralgalaxie</text:p>
          </table:table-cell>
          <table:table-cell office:value-type="float" office:value="108" calcext:value-type="float">
            <text:p>108</text:p>
          </table:table-cell>
          <table:table-cell office:value-type="float" office:value="3556" calcext:value-type="float">
            <text:p>3556</text:p>
          </table:table-cell>
          <table:table-cell table:style-name="Default"/>
          <table:table-cell table:style-name="Default" office:value-type="string" calcext:value-type="string">
            <text:p><text:s text:c="9"/></text:p>
          </table:table-cell>
          <table:table-cell office:value-type="string" calcext:value-type="string">
            <text:p>Mar-24-17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109 </text:p>
          </table:table-cell>
          <table:table-cell office:value-type="string" calcext:value-type="string">
            <text:p>Ursa Maior</text:p>
          </table:table-cell>
          <table:table-cell office:value-type="string" calcext:value-type="string">
            <text:p>Großer Bär</text:p>
          </table:table-cell>
          <table:table-cell office:value-type="float" office:value="-1" calcext:value-type="float">
            <text:p>-1</text:p>
          </table:table-cell>
          <table:table-cell office:value-type="float" office:value="11.96" calcext:value-type="float">
            <text:p>11,96</text:p>
          </table:table-cell>
          <table:table-cell office:value-type="float" office:value="53.383333" calcext:value-type="float">
            <text:p>53,3833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‘ x 0‘</text:p>
          </table:table-cell>
          <table:table-cell/>
          <table:table-cell office:value-type="string" calcext:value-type="string">
            <text:p>Spiralgalaxie</text:p>
          </table:table-cell>
          <table:table-cell office:value-type="float" office:value="109" calcext:value-type="float">
            <text:p>109</text:p>
          </table:table-cell>
          <table:table-cell office:value-type="float" office:value="3992" calcext:value-type="float">
            <text:p>3992</text:p>
          </table:table-cell>
          <table:table-cell table:style-name="Default"/>
          <table:table-cell table:style-name="Default" office:value-type="string" calcext:value-type="string">
            <text:p><text:s text:c="9"/></text:p>
          </table:table-cell>
          <table:table-cell office:value-type="string" calcext:value-type="string">
            <text:p>Mar-24-17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110 (Begleiter von M31)</text:p>
          </table:table-cell>
          <table:table-cell table:number-columns-repeated="2" office:value-type="string" calcext:value-type="string">
            <text:p>Andromeda</text:p>
          </table:table-cell>
          <table:table-cell office:value-type="float" office:value="-1" calcext:value-type="float">
            <text:p>-1</text:p>
          </table:table-cell>
          <table:table-cell office:value-type="float" office:value="0.673333" calcext:value-type="float">
            <text:p>0,673333</text:p>
          </table:table-cell>
          <table:table-cell office:value-type="float" office:value="41.683333" calcext:value-type="float">
            <text:p>41,683333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19,5´</text:p>
          </table:table-cell>
          <table:table-cell office:value-type="float" office:value="2300000" calcext:value-type="float">
            <text:p>2300000</text:p>
          </table:table-cell>
          <table:table-cell office:value-type="string" calcext:value-type="string">
            <text:p>elliptische Galaxie</text:p>
          </table:table-cell>
          <table:table-cell office:value-type="float" office:value="110" calcext:value-type="float">
            <text:p>110</text:p>
          </table:table-cell>
          <table:table-cell office:value-type="float" office:value="205" calcext:value-type="float">
            <text:p>205</text:p>
          </table:table-cell>
          <table:table-cell table:style-name="Default"/>
          <table:table-cell table:style-name="Default" office:value-type="string" calcext:value-type="string">
            <text:p><text:s text:c="9"/></text:p>
          </table:table-cell>
          <table:table-cell office:value-type="string" calcext:value-type="string">
            <text:p>1773) <text:s text:c="5"/></text:p>
          </table:table-cell>
        </table:table-row>
      </table:table>
      <table:named-expressions/>
      <table:database-ranges>
        <table:database-range table:name="__Anonymous_Sheet_DB__0" table:target-range-address="Tabelle1.A1:Tabelle1.P111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3T09:38:47.451000000</meta:creation-date>
    <dc:date>2021-02-13T10:14:11.445000000</dc:date>
    <meta:editing-duration>PT11M34S</meta:editing-duration>
    <meta:editing-cycles>3</meta:editing-cycles>
    <meta:generator>LibreOffice/7.0.1.2$Windows_X86_64 LibreOffice_project/7cbcfc562f6eb6708b5ff7d7397325de9e764452</meta:generator>
    <meta:document-statistic meta:table-count="1" meta:cell-count="1754" meta:object-count="0"/>
  </office:meta>
</office:document-meta>
</file>